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6.759cm"/>
    </style:style>
    <style:style style:name="co41" style:family="table-column">
      <style:table-column-properties fo:break-before="auto" style:column-width="6.696cm"/>
    </style:style>
    <style:style style:name="co42" style:family="table-column">
      <style:table-column-properties fo:break-before="auto" style:column-width="3.459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6.726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6.59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2.755cm"/>
    </style:style>
    <style:style style:name="co13" style:family="table-column">
      <style:table-column-properties fo:break-before="auto" style:column-width="4.389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4.068cm"/>
    </style:style>
    <style:style style:name="co16" style:family="table-column">
      <style:table-column-properties fo:break-before="auto" style:column-width="4.101cm"/>
    </style:style>
    <style:style style:name="co17" style:family="table-column">
      <style:table-column-properties fo:break-before="auto" style:column-width="4.965cm"/>
    </style:style>
    <style:style style:name="co18" style:family="table-column">
      <style:table-column-properties fo:break-before="auto" style:column-width="4.484cm"/>
    </style:style>
    <style:style style:name="co19" style:family="table-column">
      <style:table-column-properties fo:break-before="auto" style:column-width="4.549cm"/>
    </style:style>
    <style:style style:name="co20" style:family="table-column">
      <style:table-column-properties fo:break-before="auto" style:column-width="3.844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3.909cm"/>
    </style:style>
    <style:style style:name="co23" style:family="table-column">
      <style:table-column-properties fo:break-before="auto" style:column-width="5.99cm"/>
    </style:style>
    <style:style style:name="co24" style:family="table-column">
      <style:table-column-properties fo:break-before="auto" style:column-width="6.311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4.42cm"/>
    </style:style>
    <style:style style:name="co27" style:family="table-column">
      <style:table-column-properties fo:break-before="auto" style:column-width="4.997cm"/>
    </style:style>
    <style:style style:name="co28" style:family="table-column">
      <style:table-column-properties fo:break-before="auto" style:column-width="4.676cm"/>
    </style:style>
    <style:style style:name="co29" style:family="table-column">
      <style:table-column-properties fo:break-before="auto" style:column-width="3.717cm"/>
    </style:style>
    <style:style style:name="co30" style:family="table-column">
      <style:table-column-properties fo:break-before="auto" style:column-width="4.71cm"/>
    </style:style>
    <style:style style:name="co31" style:family="table-column">
      <style:table-column-properties fo:break-before="auto" style:column-width="5.958cm"/>
    </style:style>
    <style:style style:name="co32" style:family="table-column">
      <style:table-column-properties fo:break-before="auto" style:column-width="2.882cm"/>
    </style:style>
    <style:style style:name="co33" style:family="table-column">
      <style:table-column-properties fo:break-before="auto" style:column-width="3.076cm"/>
    </style:style>
    <style:style style:name="co34" style:family="table-column">
      <style:table-column-properties fo:break-before="auto" style:column-width="7.031cm"/>
    </style:style>
    <style:style style:name="co35" style:family="table-column">
      <style:table-column-properties fo:break-before="auto" style:column-width="4.482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6.791cm"/>
    </style:style>
    <style:style style:name="co38" style:family="table-column">
      <style:table-column-properties fo:break-before="auto" style:column-width="3.043cm"/>
    </style:style>
    <style:style style:name="co39" style:family="table-column">
      <style:table-column-properties fo:break-before="auto" style:column-width="2.658cm"/>
    </style:style>
    <style:style style:name="co45" style:family="table-column">
      <style:table-column-properties fo:break-before="auto" style:column-width="2.819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3.62cm"/>
    </style:style>
    <style:style style:name="co48" style:family="table-column">
      <style:table-column-properties fo:break-before="auto" style:column-width="2.563cm"/>
    </style:style>
    <style:style style:name="co49" style:family="table-column">
      <style:table-column-properties fo:break-before="auto" style:column-width="3.812cm"/>
    </style:style>
    <style:style style:name="co50" style:family="table-column">
      <style:table-column-properties fo:break-before="auto" style:column-width="3.799cm"/>
    </style:style>
    <style:style style:name="ro1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map style:condition="cell-content()&gt;8" style:apply-style-name="Untitled1" style:base-cell-address="Sheet2.A15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8cm">
            <draw:object draw:notify-on-update-of-ranges="Sheet1.B4:Sheet1.B88 Sheet1.I4:Sheet1.I88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4cm">
            <draw:object draw:notify-on-update-of-ranges="Sheet1.B4:Sheet1.B88 Sheet1.J4:Sheet1.J8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4cm">
            <draw:object draw:notify-on-update-of-ranges="Sheet1.B4:Sheet1.B88 Sheet1.K4:Sheet1.K88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2cm">
            <draw:object draw:notify-on-update-of-ranges="Sheet1.B4:Sheet1.B88 Sheet1.M4:Sheet1.M88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7cm">
            <draw:object draw:notify-on-update-of-ranges="Sheet1.B4:Sheet1.B88 Sheet1.I4:Sheet1.I88 Sheet1.J4:Sheet1.J88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61cm">
            <draw:object draw:notify-on-update-of-ranges="Sheet1.A39:Sheet1.A44 Sheet1.C2:Sheet1.C2 Sheet1.C39:Sheet1.C44 Sheet1.A39:Sheet1.A44 Sheet1.D2:Sheet1.D2 Sheet1.D39:Sheet1.D44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2cm">
            <draw:object draw:notify-on-update-of-ranges="Sheet1.C2:Sheet1.C2 Sheet1.C39:Sheet1.C44 Sheet1.D2:Sheet1.D2 Sheet1.D39:Sheet1.D44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7cm">
            <draw:object draw:notify-on-update-of-ranges="Sheet1.A4:Sheet1.A9 Sheet1.C2:Sheet1.C2 Sheet1.C4:Sheet1.C9 Sheet1.A4:Sheet1.A9 Sheet1.D2:Sheet1.D2 Sheet1.D4:Sheet1.D9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7cm">
            <draw:object draw:notify-on-update-of-ranges="Sheet1.C2:Sheet1.C2 Sheet1.C4:Sheet1.C9 Sheet1.D2:Sheet1.D2 Sheet1.D4:Sheet1.D9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5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6cm">
            <draw:object draw:notify-on-update-of-ranges="Sheet1.B4:Sheet1.B88 Sheet1.AB3:Sheet1.AB3 Sheet1.AB4:Sheet1.AB88 Sheet1.AE3:Sheet1.AE3 Sheet1.AE4:Sheet1.AE88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3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6"/>
          <table:table-cell office:value-type="string">
            <text:p>Vlookup test, errkhay</text:p>
          </table:table-cell>
          <table:table-cell table:number-columns-repeated="4"/>
          <table:table-cell office:value-type="string">
            <text:p>Adjusted for ties</text:p>
          </table:table-cell>
        </table:table-row>
        <table:table-row table:style-name="ro5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/>
          <table:table-cell office:value-type="string">
            <text:p>Opponent Points</text:p>
          </table:table-cell>
          <table:table-cell office:value-type="string">
            <text:p>Opponent Name</text:p>
          </table:table-cell>
          <table:table-cell office:value-type="string">
            <text:p>Goal Differential in Wins</text:p>
          </table:table-cell>
          <table:table-cell office:value-type="string">
            <text:p>WQI</text:p>
          </table:table-cell>
          <table:table-cell office:value-type="string">
            <text:p>Tie Index</text:p>
          </table:table-cell>
          <table:table-cell office:value-type="string">
            <text:p>WTQI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formula="of:=VLOOKUP(([.X4]); ([Sheet2.$B$2:.$U$15]); (4); (0))" office:value-type="float" office:value="0">
            <text:p>0</text:p>
          </table:table-cell>
          <table:table-cell table:formula="of:=[.X4]" office:value-type="string" office:string-value="The Consistent Waterbottles">
            <text:p>The Consistent Waterbottles</text:p>
          </table:table-cell>
          <table:table-cell table:formula="of:=IF(([.G4] = 2); [.L4]; 0)" office:value-type="float" office:value="6">
            <text:p>6</text:p>
          </table:table-cell>
          <table:table-cell table:formula="of:=[.AK4]*[.AM4]" office:value-type="float" office:value="0">
            <text:p>0</text:p>
          </table:table-cell>
          <table:table-cell table:formula="of:=IF(([.G4] = 1); ([.AK4]*0.5); 0)" office:value-type="float" office:value="0">
            <text:p>0</text:p>
          </table:table-cell>
          <table:table-cell table:formula="of:=[.AN4]+[.AO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6"/>
          <table:table-cell table:formula="of:=VLOOKUP(([.X5]); ([Sheet2.$B$2:.$U$15]); (4); (0))" office:value-type="float" office:value="4">
            <text:p>4</text:p>
          </table:table-cell>
          <table:table-cell table:formula="of:=[.X5]" office:value-type="string" office:string-value="Puck Bunnies">
            <text:p>Puck Bunnies</text:p>
          </table:table-cell>
          <table:table-cell table:formula="of:=IF(([.G5] = 2); [.L5]; 0)" office:value-type="float" office:value="6">
            <text:p>6</text:p>
          </table:table-cell>
          <table:table-cell table:formula="of:=[.AK5]*[.AM5]" office:value-type="float" office:value="24">
            <text:p>24</text:p>
          </table:table-cell>
          <table:table-cell table:formula="of:=IF(([.G5] = 1); ([.AK5]*0.5); 0)" office:value-type="float" office:value="0">
            <text:p>0</text:p>
          </table:table-cell>
          <table:table-cell table:formula="of:=[.AN5]+[.AO5]"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6"/>
          <table:table-cell table:formula="of:=VLOOKUP(([.X6]); ([Sheet2.$B$2:.$U$15]); (4); (0))" office:value-type="float" office:value="8">
            <text:p>8</text:p>
          </table:table-cell>
          <table:table-cell table:formula="of:=[.X6]" office:value-type="string" office:string-value="Teach Me How to Doughty">
            <text:p>Teach Me How to Doughty</text:p>
          </table:table-cell>
          <table:table-cell table:formula="of:=IF(([.G6] = 2); [.L6]; 0)" office:value-type="float" office:value="6">
            <text:p>6</text:p>
          </table:table-cell>
          <table:table-cell table:formula="of:=[.AK6]*[.AM6]" office:value-type="float" office:value="48">
            <text:p>48</text:p>
          </table:table-cell>
          <table:table-cell table:formula="of:=IF(([.G6] = 1); ([.AK6]*0.5); 0)" office:value-type="float" office:value="0">
            <text:p>0</text:p>
          </table:table-cell>
          <table:table-cell table:formula="of:=[.AN6]+[.AO6]" office:value-type="float" office:value="48">
            <text:p>48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6"/>
          <table:table-cell table:formula="of:=VLOOKUP(([.X7]); ([Sheet2.$B$2:.$U$15]); (4); (0))" office:value-type="float" office:value="1">
            <text:p>1</text:p>
          </table:table-cell>
          <table:table-cell table:formula="of:=[.X7]" office:value-type="string" office:string-value="Specs Offenders">
            <text:p>Specs Offenders</text:p>
          </table:table-cell>
          <table:table-cell table:formula="of:=IF(([.G7] = 2); [.L7]; 0)" office:value-type="float" office:value="6">
            <text:p>6</text:p>
          </table:table-cell>
          <table:table-cell table:formula="of:=[.AK7]*[.AM7]" office:value-type="float" office:value="6">
            <text:p>6</text:p>
          </table:table-cell>
          <table:table-cell table:formula="of:=IF(([.G7] = 1); ([.AK7]*0.5); 0)" office:value-type="float" office:value="0">
            <text:p>0</text:p>
          </table:table-cell>
          <table:table-cell table:formula="of:=[.AN7]+[.AO7]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6"/>
          <table:table-cell table:formula="of:=VLOOKUP(([.X8]); ([Sheet2.$B$2:.$U$15]); (4); (0))" office:value-type="float" office:value="5">
            <text:p>5</text:p>
          </table:table-cell>
          <table:table-cell table:formula="of:=[.X8]" office:value-type="string" office:string-value="David R Ceriton School of Super Friends">
            <text:p>David R Ceriton School of Super Friends</text:p>
          </table:table-cell>
          <table:table-cell table:formula="of:=IF(([.G8] = 2); [.L8]; 0)" office:value-type="float" office:value="2">
            <text:p>2</text:p>
          </table:table-cell>
          <table:table-cell table:formula="of:=[.AK8]*[.AM8]" office:value-type="float" office:value="10">
            <text:p>10</text:p>
          </table:table-cell>
          <table:table-cell table:formula="of:=IF(([.G8] = 1); ([.AK8]*0.5); 0)" office:value-type="float" office:value="0">
            <text:p>0</text:p>
          </table:table-cell>
          <table:table-cell table:formula="of:=[.AN8]+[.AO8]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6"/>
          <table:table-cell table:formula="of:=VLOOKUP(([.X9]); ([Sheet2.$B$2:.$U$15]); (4); (0))" office:value-type="float" office:value="3">
            <text:p>3</text:p>
          </table:table-cell>
          <table:table-cell table:formula="of:=[.X9]" office:value-type="string" office:string-value="The Strong Forks">
            <text:p>The Strong Forks</text:p>
          </table:table-cell>
          <table:table-cell table:formula="of:=IF(([.G9] = 2); [.L9]; 0)" office:value-type="float" office:value="6">
            <text:p>6</text:p>
          </table:table-cell>
          <table:table-cell table:formula="of:=[.AK9]*[.AM9]" office:value-type="float" office:value="18">
            <text:p>18</text:p>
          </table:table-cell>
          <table:table-cell table:formula="of:=IF(([.G9] = 1); ([.AK9]*0.5); 0)" office:value-type="float" office:value="0">
            <text:p>0</text:p>
          </table:table-cell>
          <table:table-cell table:formula="of:=[.AN9]+[.AO9]" office:value-type="float" office:value="18">
            <text:p>18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9"/>
          <table:table-cell table:formula="of:=SUM([.AN4:.AN9])" office:value-type="float" office:value="106">
            <text:p>106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formula="of:=VLOOKUP(([.X11]); ([Sheet2.$B$2:.$U$15]); (4); (0))" office:value-type="float" office:value="5">
            <text:p>5</text:p>
          </table:table-cell>
          <table:table-cell table:formula="of:=[.X11]" office:value-type="string" office:string-value="David R Ceriton School of Super Friends">
            <text:p>David R Ceriton School of Super Friends</text:p>
          </table:table-cell>
          <table:table-cell table:formula="of:=IF(([.G11] = 2); [.L11]; 0)" office:value-type="float" office:value="0">
            <text:p>0</text:p>
          </table:table-cell>
          <table:table-cell table:formula="of:=[.AK11]*[.AM11]" office:value-type="float" office:value="0">
            <text:p>0</text:p>
          </table:table-cell>
          <table:table-cell table:formula="of:=IF(([.G11] = 1); ([.AK11]*0.5); 0)" office:value-type="float" office:value="2.5">
            <text:p>2.5</text:p>
          </table:table-cell>
          <table:table-cell table:formula="of:=[.AN11]+[.AO11]" office:value-type="float" office:value="2.5">
            <text:p>2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6"/>
          <table:table-cell table:formula="of:=VLOOKUP(([.X12]); ([Sheet2.$B$2:.$U$15]); (4); (0))" office:value-type="float" office:value="4">
            <text:p>4</text:p>
          </table:table-cell>
          <table:table-cell table:formula="of:=[.X12]" office:value-type="string" office:string-value="Puck Bunnies">
            <text:p>Puck Bunnies</text:p>
          </table:table-cell>
          <table:table-cell table:formula="of:=IF(([.G12] = 2); [.L12]; 0)" office:value-type="float" office:value="5">
            <text:p>5</text:p>
          </table:table-cell>
          <table:table-cell table:formula="of:=[.AK12]*[.AM12]" office:value-type="float" office:value="20">
            <text:p>20</text:p>
          </table:table-cell>
          <table:table-cell table:formula="of:=IF(([.G12] = 1); ([.AK12]*0.5); 0)" office:value-type="float" office:value="0">
            <text:p>0</text:p>
          </table:table-cell>
          <table:table-cell table:formula="of:=[.AN12]+[.AO12]"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6"/>
          <table:table-cell table:formula="of:=VLOOKUP(([.X13]); ([Sheet2.$B$2:.$U$15]); (4); (0))" office:value-type="float" office:value="9">
            <text:p>9</text:p>
          </table:table-cell>
          <table:table-cell table:formula="of:=[.X13]" office:value-type="string" office:string-value="Alaskan Oil Exchange 6.9">
            <text:p>Alaskan Oil Exchange 6.9</text:p>
          </table:table-cell>
          <table:table-cell table:formula="of:=IF(([.G13] = 2); [.L13]; 0)" office:value-type="float" office:value="0">
            <text:p>0</text:p>
          </table:table-cell>
          <table:table-cell table:formula="of:=[.AK13]*[.AM13]" office:value-type="float" office:value="0">
            <text:p>0</text:p>
          </table:table-cell>
          <table:table-cell table:formula="of:=IF(([.G13] = 1); ([.AK13]*0.5); 0)" office:value-type="float" office:value="4.5">
            <text:p>4.5</text:p>
          </table:table-cell>
          <table:table-cell table:formula="of:=[.AN13]+[.AO13]" office:value-type="float" office:value="4.5">
            <text:p>4.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6"/>
          <table:table-cell table:formula="of:=VLOOKUP(([.X14]); ([Sheet2.$B$2:.$U$15]); (4); (0))" office:value-type="float" office:value="5">
            <text:p>5</text:p>
          </table:table-cell>
          <table:table-cell table:formula="of:=[.X14]" office:value-type="string" office:string-value="David R Ceriton School of Super Friends">
            <text:p>David R Ceriton School of Super Friends</text:p>
          </table:table-cell>
          <table:table-cell table:formula="of:=IF(([.G14] = 2); [.L14]; 0)" office:value-type="float" office:value="4">
            <text:p>4</text:p>
          </table:table-cell>
          <table:table-cell table:formula="of:=[.AK14]*[.AM14]" office:value-type="float" office:value="20">
            <text:p>20</text:p>
          </table:table-cell>
          <table:table-cell table:formula="of:=IF(([.G14] = 1); ([.AK14]*0.5); 0)" office:value-type="float" office:value="0">
            <text:p>0</text:p>
          </table:table-cell>
          <table:table-cell table:formula="of:=[.AN14]+[.AO14]"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6"/>
          <table:table-cell table:formula="of:=VLOOKUP(([.X15]); ([Sheet2.$B$2:.$U$15]); (4); (0))" office:value-type="float" office:value="6">
            <text:p>6</text:p>
          </table:table-cell>
          <table:table-cell table:formula="of:=[.X15]" office:value-type="string" office:string-value="Seekers">
            <text:p>Seekers</text:p>
          </table:table-cell>
          <table:table-cell table:formula="of:=IF(([.G15] = 2); [.L15]; 0)" office:value-type="float" office:value="1">
            <text:p>1</text:p>
          </table:table-cell>
          <table:table-cell table:formula="of:=[.AK15]*[.AM15]" office:value-type="float" office:value="6">
            <text:p>6</text:p>
          </table:table-cell>
          <table:table-cell table:formula="of:=IF(([.G15] = 1); ([.AK15]*0.5); 0)" office:value-type="float" office:value="0">
            <text:p>0</text:p>
          </table:table-cell>
          <table:table-cell table:formula="of:=[.AN15]+[.AO15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6"/>
          <table:table-cell table:formula="of:=VLOOKUP(([.X16]); ([Sheet2.$B$2:.$U$15]); (4); (0))" office:value-type="float" office:value="6">
            <text:p>6</text:p>
          </table:table-cell>
          <table:table-cell table:formula="of:=[.X16]" office:value-type="string" office:string-value="Seekers">
            <text:p>Seekers</text:p>
          </table:table-cell>
          <table:table-cell table:formula="of:=IF(([.G16] = 2); [.L16]; 0)" office:value-type="float" office:value="1">
            <text:p>1</text:p>
          </table:table-cell>
          <table:table-cell table:formula="of:=[.AK16]*[.AM16]" office:value-type="float" office:value="6">
            <text:p>6</text:p>
          </table:table-cell>
          <table:table-cell table:formula="of:=IF(([.G16] = 1); ([.AK16]*0.5); 0)" office:value-type="float" office:value="0">
            <text:p>0</text:p>
          </table:table-cell>
          <table:table-cell table:formula="of:=[.AN16]+[.AO16]" office:value-type="float" office:value="6">
            <text:p>6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formula="of:=VLOOKUP(([.X18]); ([Sheet2.$B$2:.$U$15]); (4); (0))" office:value-type="float" office:value="9">
            <text:p>9</text:p>
          </table:table-cell>
          <table:table-cell table:formula="of:=[.X18]" office:value-type="string" office:string-value="Alaskan Oil Exchange 6.9">
            <text:p>Alaskan Oil Exchange 6.9</text:p>
          </table:table-cell>
          <table:table-cell table:formula="of:=IF(([.G18] = 2); [.L18]; 0)" office:value-type="float" office:value="1">
            <text:p>1</text:p>
          </table:table-cell>
          <table:table-cell table:formula="of:=[.AK18]*[.AM18]" office:value-type="float" office:value="9">
            <text:p>9</text:p>
          </table:table-cell>
          <table:table-cell table:formula="of:=IF(([.G18] = 1); ([.AK18]*0.5); 0)" office:value-type="float" office:value="0">
            <text:p>0</text:p>
          </table:table-cell>
          <table:table-cell table:formula="of:=[.AN18]+[.AO18]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6"/>
          <table:table-cell table:formula="of:=VLOOKUP(([.X19]); ([Sheet2.$B$2:.$U$15]); (4); (0))" office:value-type="float" office:value="8">
            <text:p>8</text:p>
          </table:table-cell>
          <table:table-cell table:formula="of:=[.X19]" office:value-type="string" office:string-value="The Mighty Dads">
            <text:p>The Mighty Dads</text:p>
          </table:table-cell>
          <table:table-cell table:formula="of:=IF(([.G19] = 2); [.L19]; 0)" office:value-type="float" office:value="1">
            <text:p>1</text:p>
          </table:table-cell>
          <table:table-cell table:formula="of:=[.AK19]*[.AM19]" office:value-type="float" office:value="8">
            <text:p>8</text:p>
          </table:table-cell>
          <table:table-cell table:formula="of:=IF(([.G19] = 1); ([.AK19]*0.5); 0)" office:value-type="float" office:value="0">
            <text:p>0</text:p>
          </table:table-cell>
          <table:table-cell table:formula="of:=[.AN19]+[.AO19]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6"/>
          <table:table-cell table:formula="of:=VLOOKUP(([.X20]); ([Sheet2.$B$2:.$U$15]); (4); (0))" office:value-type="float" office:value="0">
            <text:p>0</text:p>
          </table:table-cell>
          <table:table-cell table:formula="of:=[.X20]" office:value-type="string" office:string-value="The Big Mason Jars">
            <text:p>The Big Mason Jars</text:p>
          </table:table-cell>
          <table:table-cell table:formula="of:=IF(([.G20] = 2); [.L20]; 0)" office:value-type="float" office:value="4">
            <text:p>4</text:p>
          </table:table-cell>
          <table:table-cell table:formula="of:=[.AK20]*[.AM20]" office:value-type="float" office:value="0">
            <text:p>0</text:p>
          </table:table-cell>
          <table:table-cell table:formula="of:=IF(([.G20] = 1); ([.AK20]*0.5); 0)" office:value-type="float" office:value="0">
            <text:p>0</text:p>
          </table:table-cell>
          <table:table-cell table:formula="of:=[.AN20]+[.AO20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6"/>
          <table:table-cell table:formula="of:=VLOOKUP(([.X21]); ([Sheet2.$B$2:.$U$15]); (4); (0))" office:value-type="float" office:value="1">
            <text:p>1</text:p>
          </table:table-cell>
          <table:table-cell table:formula="of:=[.X21]" office:value-type="string" office:string-value="Specs Offenders">
            <text:p>Specs Offenders</text:p>
          </table:table-cell>
          <table:table-cell table:formula="of:=IF(([.G21] = 2); [.L21]; 0)" office:value-type="float" office:value="3">
            <text:p>3</text:p>
          </table:table-cell>
          <table:table-cell table:formula="of:=[.AK21]*[.AM21]" office:value-type="float" office:value="3">
            <text:p>3</text:p>
          </table:table-cell>
          <table:table-cell table:formula="of:=IF(([.G21] = 1); ([.AK21]*0.5); 0)" office:value-type="float" office:value="0">
            <text:p>0</text:p>
          </table:table-cell>
          <table:table-cell table:formula="of:=[.AN21]+[.AO21]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6"/>
          <table:table-cell table:formula="of:=VLOOKUP(([.X22]); ([Sheet2.$B$2:.$U$15]); (4); (0))" office:value-type="float" office:value="0">
            <text:p>0</text:p>
          </table:table-cell>
          <table:table-cell table:formula="of:=[.X22]" office:value-type="string" office:string-value="The Consistent Waterbottles">
            <text:p>The Consistent Waterbottles</text:p>
          </table:table-cell>
          <table:table-cell table:formula="of:=IF(([.G22] = 2); [.L22]; 0)" office:value-type="float" office:value="6">
            <text:p>6</text:p>
          </table:table-cell>
          <table:table-cell table:formula="of:=[.AK22]*[.AM22]" office:value-type="float" office:value="0">
            <text:p>0</text:p>
          </table:table-cell>
          <table:table-cell table:formula="of:=IF(([.G22] = 1); ([.AK22]*0.5); 0)" office:value-type="float" office:value="0">
            <text:p>0</text:p>
          </table:table-cell>
          <table:table-cell table:formula="of:=[.AN22]+[.AO22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6"/>
          <table:table-cell table:formula="of:=VLOOKUP(([.X23]); ([Sheet2.$B$2:.$U$15]); (4); (0))" office:value-type="float" office:value="4">
            <text:p>4</text:p>
          </table:table-cell>
          <table:table-cell table:formula="of:=[.X23]" office:value-type="string" office:string-value="Puck Bunnies">
            <text:p>Puck Bunnies</text:p>
          </table:table-cell>
          <table:table-cell table:formula="of:=IF(([.G23] = 2); [.L23]; 0)" office:value-type="float" office:value="5">
            <text:p>5</text:p>
          </table:table-cell>
          <table:table-cell table:formula="of:=[.AK23]*[.AM23]" office:value-type="float" office:value="20">
            <text:p>20</text:p>
          </table:table-cell>
          <table:table-cell table:formula="of:=IF(([.G23] = 1); ([.AK23]*0.5); 0)" office:value-type="float" office:value="0">
            <text:p>0</text:p>
          </table:table-cell>
          <table:table-cell table:formula="of:=[.AN23]+[.AO23]" office:value-type="float" office:value="20">
            <text:p>2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formula="of:=VLOOKUP(([.X25]); ([Sheet2.$B$2:.$U$15]); (4); (0))" office:value-type="float" office:value="12">
            <text:p>12</text:p>
          </table:table-cell>
          <table:table-cell table:formula="of:=[.X25]" office:value-type="string" office:string-value="Dirty Mike &amp; the Boys">
            <text:p>Dirty Mike &amp; the Boys</text:p>
          </table:table-cell>
          <table:table-cell table:formula="of:=IF(([.G25] = 2); [.L25]; 0)" office:value-type="float" office:value="0">
            <text:p>0</text:p>
          </table:table-cell>
          <table:table-cell table:formula="of:=[.AK25]*[.AM25]" office:value-type="float" office:value="0">
            <text:p>0</text:p>
          </table:table-cell>
          <table:table-cell table:formula="of:=IF(([.G25] = 1); ([.AK25]*0.5); 0)" office:value-type="float" office:value="0">
            <text:p>0</text:p>
          </table:table-cell>
          <table:table-cell table:formula="of:=[.AN25]+[.AO25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6"/>
          <table:table-cell table:formula="of:=VLOOKUP(([.X26]); ([Sheet2.$B$2:.$U$15]); (4); (0))" office:value-type="float" office:value="10">
            <text:p>10</text:p>
          </table:table-cell>
          <table:table-cell table:formula="of:=[.X26]" office:value-type="string" office:string-value="Honey Nut Chelios">
            <text:p>Honey Nut Chelios</text:p>
          </table:table-cell>
          <table:table-cell table:formula="of:=IF(([.G26] = 2); [.L26]; 0)" office:value-type="float" office:value="0">
            <text:p>0</text:p>
          </table:table-cell>
          <table:table-cell table:formula="of:=[.AK26]*[.AM26]" office:value-type="float" office:value="0">
            <text:p>0</text:p>
          </table:table-cell>
          <table:table-cell table:formula="of:=IF(([.G26] = 1); ([.AK26]*0.5); 0)" office:value-type="float" office:value="5">
            <text:p>5</text:p>
          </table:table-cell>
          <table:table-cell table:formula="of:=[.AN26]+[.AO26]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6"/>
          <table:table-cell table:formula="of:=VLOOKUP(([.X27]); ([Sheet2.$B$2:.$U$15]); (4); (0))" office:value-type="float" office:value="4">
            <text:p>4</text:p>
          </table:table-cell>
          <table:table-cell table:formula="of:=[.X27]" office:value-type="string" office:string-value="Puck Bunnies">
            <text:p>Puck Bunnies</text:p>
          </table:table-cell>
          <table:table-cell table:formula="of:=IF(([.G27] = 2); [.L27]; 0)" office:value-type="float" office:value="3">
            <text:p>3</text:p>
          </table:table-cell>
          <table:table-cell table:formula="of:=[.AK27]*[.AM27]" office:value-type="float" office:value="12">
            <text:p>12</text:p>
          </table:table-cell>
          <table:table-cell table:formula="of:=IF(([.G27] = 1); ([.AK27]*0.5); 0)" office:value-type="float" office:value="0">
            <text:p>0</text:p>
          </table:table-cell>
          <table:table-cell table:formula="of:=[.AN27]+[.AO27]"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6"/>
          <table:table-cell table:formula="of:=VLOOKUP(([.X28]); ([Sheet2.$B$2:.$U$15]); (4); (0))" office:value-type="float" office:value="1">
            <text:p>1</text:p>
          </table:table-cell>
          <table:table-cell table:formula="of:=[.X28]" office:value-type="string" office:string-value="Specs Offenders">
            <text:p>Specs Offenders</text:p>
          </table:table-cell>
          <table:table-cell table:formula="of:=IF(([.G28] = 2); [.L28]; 0)" office:value-type="float" office:value="3">
            <text:p>3</text:p>
          </table:table-cell>
          <table:table-cell table:formula="of:=[.AK28]*[.AM28]" office:value-type="float" office:value="3">
            <text:p>3</text:p>
          </table:table-cell>
          <table:table-cell table:formula="of:=IF(([.G28] = 1); ([.AK28]*0.5); 0)" office:value-type="float" office:value="0">
            <text:p>0</text:p>
          </table:table-cell>
          <table:table-cell table:formula="of:=[.AN28]+[.AO28]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6"/>
          <table:table-cell table:formula="of:=VLOOKUP(([.X29]); ([Sheet2.$B$2:.$U$15]); (4); (0))" office:value-type="float" office:value="5">
            <text:p>5</text:p>
          </table:table-cell>
          <table:table-cell table:formula="of:=[.X29]" office:value-type="string" office:string-value="David R Ceriton School of Super Friends">
            <text:p>David R Ceriton School of Super Friends</text:p>
          </table:table-cell>
          <table:table-cell table:formula="of:=IF(([.G29] = 2); [.L29]; 0)" office:value-type="float" office:value="3">
            <text:p>3</text:p>
          </table:table-cell>
          <table:table-cell table:formula="of:=[.AK29]*[.AM29]" office:value-type="float" office:value="15">
            <text:p>15</text:p>
          </table:table-cell>
          <table:table-cell table:formula="of:=IF(([.G29] = 1); ([.AK29]*0.5); 0)" office:value-type="float" office:value="0">
            <text:p>0</text:p>
          </table:table-cell>
          <table:table-cell table:formula="of:=[.AN29]+[.AO29]" office:value-type="float" office:value="15">
            <text:p>1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6"/>
          <table:table-cell table:formula="of:=VLOOKUP(([.X30]); ([Sheet2.$B$2:.$U$15]); (4); (0))" office:value-type="float" office:value="8">
            <text:p>8</text:p>
          </table:table-cell>
          <table:table-cell table:formula="of:=[.X30]" office:value-type="string" office:string-value="Teach Me How to Doughty">
            <text:p>Teach Me How to Doughty</text:p>
          </table:table-cell>
          <table:table-cell table:formula="of:=IF(([.G30] = 2); [.L30]; 0)" office:value-type="float" office:value="2">
            <text:p>2</text:p>
          </table:table-cell>
          <table:table-cell table:formula="of:=[.AK30]*[.AM30]" office:value-type="float" office:value="16">
            <text:p>16</text:p>
          </table:table-cell>
          <table:table-cell table:formula="of:=IF(([.G30] = 1); ([.AK30]*0.5); 0)" office:value-type="float" office:value="0">
            <text:p>0</text:p>
          </table:table-cell>
          <table:table-cell table:formula="of:=[.AN30]+[.AO30]" office:value-type="float" office:value="16">
            <text:p>16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formula="of:=VLOOKUP(([.X32]); ([Sheet2.$B$2:.$U$15]); (4); (0))" office:value-type="float" office:value="6">
            <text:p>6</text:p>
          </table:table-cell>
          <table:table-cell table:formula="of:=[.X32]" office:value-type="string" office:string-value="Seekers">
            <text:p>Seekers</text:p>
          </table:table-cell>
          <table:table-cell table:formula="of:=IF(([.G32] = 2); [.L32]; 0)" office:value-type="float" office:value="1">
            <text:p>1</text:p>
          </table:table-cell>
          <table:table-cell table:formula="of:=[.AK32]*[.AM32]" office:value-type="float" office:value="6">
            <text:p>6</text:p>
          </table:table-cell>
          <table:table-cell table:formula="of:=IF(([.G32] = 1); ([.AK32]*0.5); 0)" office:value-type="float" office:value="0">
            <text:p>0</text:p>
          </table:table-cell>
          <table:table-cell table:formula="of:=[.AN32]+[.AO32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6"/>
          <table:table-cell table:formula="of:=VLOOKUP(([.X33]); ([Sheet2.$B$2:.$U$15]); (4); (0))" office:value-type="float" office:value="12">
            <text:p>12</text:p>
          </table:table-cell>
          <table:table-cell table:formula="of:=[.X33]" office:value-type="string" office:string-value="Pucked Up">
            <text:p>Pucked Up</text:p>
          </table:table-cell>
          <table:table-cell table:formula="of:=IF(([.G33] = 2); [.L33]; 0)" office:value-type="float" office:value="0">
            <text:p>0</text:p>
          </table:table-cell>
          <table:table-cell table:formula="of:=[.AK33]*[.AM33]" office:value-type="float" office:value="0">
            <text:p>0</text:p>
          </table:table-cell>
          <table:table-cell table:formula="of:=IF(([.G33] = 1); ([.AK33]*0.5); 0)" office:value-type="float" office:value="0">
            <text:p>0</text:p>
          </table:table-cell>
          <table:table-cell table:formula="of:=[.AN33]+[.AO3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6"/>
          <table:table-cell table:formula="of:=VLOOKUP(([.X34]); ([Sheet2.$B$2:.$U$15]); (4); (0))" office:value-type="float" office:value="0">
            <text:p>0</text:p>
          </table:table-cell>
          <table:table-cell table:formula="of:=[.X34]" office:value-type="string" office:string-value="The Consistent Waterbottles">
            <text:p>The Consistent Waterbottles</text:p>
          </table:table-cell>
          <table:table-cell table:formula="of:=IF(([.G34] = 2); [.L34]; 0)" office:value-type="float" office:value="6">
            <text:p>6</text:p>
          </table:table-cell>
          <table:table-cell table:formula="of:=[.AK34]*[.AM34]" office:value-type="float" office:value="0">
            <text:p>0</text:p>
          </table:table-cell>
          <table:table-cell table:formula="of:=IF(([.G34] = 1); ([.AK34]*0.5); 0)" office:value-type="float" office:value="0">
            <text:p>0</text:p>
          </table:table-cell>
          <table:table-cell table:formula="of:=[.AN34]+[.AO34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6"/>
          <table:table-cell table:formula="of:=VLOOKUP(([.X35]); ([Sheet2.$B$2:.$U$15]); (4); (0))" office:value-type="float" office:value="0">
            <text:p>0</text:p>
          </table:table-cell>
          <table:table-cell table:formula="of:=[.X35]" office:value-type="string" office:string-value="The Big Mason Jars">
            <text:p>The Big Mason Jars</text:p>
          </table:table-cell>
          <table:table-cell table:formula="of:=IF(([.G35] = 2); [.L35]; 0)" office:value-type="float" office:value="4">
            <text:p>4</text:p>
          </table:table-cell>
          <table:table-cell table:formula="of:=[.AK35]*[.AM35]" office:value-type="float" office:value="0">
            <text:p>0</text:p>
          </table:table-cell>
          <table:table-cell table:formula="of:=IF(([.G35] = 1); ([.AK35]*0.5); 0)" office:value-type="float" office:value="0">
            <text:p>0</text:p>
          </table:table-cell>
          <table:table-cell table:formula="of:=[.AN35]+[.AO35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6"/>
          <table:table-cell table:formula="of:=VLOOKUP(([.X36]); ([Sheet2.$B$2:.$U$15]); (4); (0))" office:value-type="float" office:value="0">
            <text:p>0</text:p>
          </table:table-cell>
          <table:table-cell table:formula="of:=[.X36]" office:value-type="string" office:string-value="The Consistent Waterbottles">
            <text:p>The Consistent Waterbottles</text:p>
          </table:table-cell>
          <table:table-cell table:formula="of:=IF(([.G36] = 2); [.L36]; 0)" office:value-type="float" office:value="2">
            <text:p>2</text:p>
          </table:table-cell>
          <table:table-cell table:formula="of:=[.AK36]*[.AM36]" office:value-type="float" office:value="0">
            <text:p>0</text:p>
          </table:table-cell>
          <table:table-cell table:formula="of:=IF(([.G36] = 1); ([.AK36]*0.5); 0)" office:value-type="float" office:value="0">
            <text:p>0</text:p>
          </table:table-cell>
          <table:table-cell table:formula="of:=[.AN36]+[.AO36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6"/>
          <table:table-cell table:formula="of:=VLOOKUP(([.X37]); ([Sheet2.$B$2:.$U$15]); (4); (0))" office:value-type="float" office:value="9">
            <text:p>9</text:p>
          </table:table-cell>
          <table:table-cell table:formula="of:=[.X37]" office:value-type="string" office:string-value="Alaskan Oil Exchange 6.9">
            <text:p>Alaskan Oil Exchange 6.9</text:p>
          </table:table-cell>
          <table:table-cell table:formula="of:=IF(([.G37] = 2); [.L37]; 0)" office:value-type="float" office:value="0">
            <text:p>0</text:p>
          </table:table-cell>
          <table:table-cell table:formula="of:=[.AK37]*[.AM37]" office:value-type="float" office:value="0">
            <text:p>0</text:p>
          </table:table-cell>
          <table:table-cell table:formula="of:=IF(([.G37] = 1); ([.AK37]*0.5); 0)" office:value-type="float" office:value="0">
            <text:p>0</text:p>
          </table:table-cell>
          <table:table-cell table:formula="of:=[.AN37]+[.AO37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formula="of:=VLOOKUP(([.X39]); ([Sheet2.$B$2:.$U$15]); (4); (0))" office:value-type="float" office:value="0">
            <text:p>0</text:p>
          </table:table-cell>
          <table:table-cell table:formula="of:=[.X39]" office:value-type="string" office:string-value="The Big Mason Jars">
            <text:p>The Big Mason Jars</text:p>
          </table:table-cell>
          <table:table-cell table:formula="of:=IF(([.G39] = 2); [.L39]; 0)" office:value-type="float" office:value="4">
            <text:p>4</text:p>
          </table:table-cell>
          <table:table-cell table:formula="of:=[.AK39]*[.AM39]" office:value-type="float" office:value="0">
            <text:p>0</text:p>
          </table:table-cell>
          <table:table-cell table:formula="of:=IF(([.G39] = 1); ([.AK39]*0.5); 0)" office:value-type="float" office:value="0">
            <text:p>0</text:p>
          </table:table-cell>
          <table:table-cell table:formula="of:=[.AN39]+[.AO39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6"/>
          <table:table-cell table:formula="of:=VLOOKUP(([.X40]); ([Sheet2.$B$2:.$U$15]); (4); (0))" office:value-type="float" office:value="1">
            <text:p>1</text:p>
          </table:table-cell>
          <table:table-cell table:formula="of:=[.X40]" office:value-type="string" office:string-value="Specs Offenders">
            <text:p>Specs Offenders</text:p>
          </table:table-cell>
          <table:table-cell table:formula="of:=IF(([.G40] = 2); [.L40]; 0)" office:value-type="float" office:value="6">
            <text:p>6</text:p>
          </table:table-cell>
          <table:table-cell table:formula="of:=[.AK40]*[.AM40]" office:value-type="float" office:value="6">
            <text:p>6</text:p>
          </table:table-cell>
          <table:table-cell table:formula="of:=IF(([.G40] = 1); ([.AK40]*0.5); 0)" office:value-type="float" office:value="0">
            <text:p>0</text:p>
          </table:table-cell>
          <table:table-cell table:formula="of:=[.AN40]+[.AO40]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6"/>
          <table:table-cell table:formula="of:=VLOOKUP(([.X41]); ([Sheet2.$B$2:.$U$15]); (4); (0))" office:value-type="float" office:value="12">
            <text:p>12</text:p>
          </table:table-cell>
          <table:table-cell table:formula="of:=[.X41]" office:value-type="string" office:string-value="Dirty Mike &amp; the Boys">
            <text:p>Dirty Mike &amp; the Boys</text:p>
          </table:table-cell>
          <table:table-cell table:formula="of:=IF(([.G41] = 2); [.L41]; 0)" office:value-type="float" office:value="0">
            <text:p>0</text:p>
          </table:table-cell>
          <table:table-cell table:formula="of:=[.AK41]*[.AM41]" office:value-type="float" office:value="0">
            <text:p>0</text:p>
          </table:table-cell>
          <table:table-cell table:formula="of:=IF(([.G41] = 1); ([.AK41]*0.5); 0)" office:value-type="float" office:value="0">
            <text:p>0</text:p>
          </table:table-cell>
          <table:table-cell table:formula="of:=[.AN41]+[.AO41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6"/>
          <table:table-cell table:formula="of:=VLOOKUP(([.X42]); ([Sheet2.$B$2:.$U$15]); (4); (0))" office:value-type="float" office:value="6">
            <text:p>6</text:p>
          </table:table-cell>
          <table:table-cell table:formula="of:=[.X42]" office:value-type="string" office:string-value="Seekers">
            <text:p>Seekers</text:p>
          </table:table-cell>
          <table:table-cell table:formula="of:=IF(([.G42] = 2); [.L42]; 0)" office:value-type="float" office:value="0">
            <text:p>0</text:p>
          </table:table-cell>
          <table:table-cell table:formula="of:=[.AK42]*[.AM42]" office:value-type="float" office:value="0">
            <text:p>0</text:p>
          </table:table-cell>
          <table:table-cell table:formula="of:=IF(([.G42] = 1); ([.AK42]*0.5); 0)" office:value-type="float" office:value="0">
            <text:p>0</text:p>
          </table:table-cell>
          <table:table-cell table:formula="of:=[.AN42]+[.AO42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6"/>
          <table:table-cell table:formula="of:=VLOOKUP(([.X43]); ([Sheet2.$B$2:.$U$15]); (4); (0))" office:value-type="float" office:value="0">
            <text:p>0</text:p>
          </table:table-cell>
          <table:table-cell table:formula="of:=[.X43]" office:value-type="string" office:string-value="The Big Mason Jars">
            <text:p>The Big Mason Jars</text:p>
          </table:table-cell>
          <table:table-cell table:formula="of:=IF(([.G43] = 2); [.L43]; 0)" office:value-type="float" office:value="6">
            <text:p>6</text:p>
          </table:table-cell>
          <table:table-cell table:formula="of:=[.AK43]*[.AM43]" office:value-type="float" office:value="0">
            <text:p>0</text:p>
          </table:table-cell>
          <table:table-cell table:formula="of:=IF(([.G43] = 1); ([.AK43]*0.5); 0)" office:value-type="float" office:value="0">
            <text:p>0</text:p>
          </table:table-cell>
          <table:table-cell table:formula="of:=[.AN43]+[.AO43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6"/>
          <table:table-cell table:formula="of:=VLOOKUP(([.X44]); ([Sheet2.$B$2:.$U$15]); (4); (0))" office:value-type="float" office:value="1">
            <text:p>1</text:p>
          </table:table-cell>
          <table:table-cell table:formula="of:=[.X44]" office:value-type="string" office:string-value="Specs Offenders">
            <text:p>Specs Offenders</text:p>
          </table:table-cell>
          <table:table-cell table:formula="of:=IF(([.G44] = 2); [.L44]; 0)" office:value-type="float" office:value="2">
            <text:p>2</text:p>
          </table:table-cell>
          <table:table-cell table:formula="of:=[.AK44]*[.AM44]" office:value-type="float" office:value="2">
            <text:p>2</text:p>
          </table:table-cell>
          <table:table-cell table:formula="of:=IF(([.G44] = 1); ([.AK44]*0.5); 0)" office:value-type="float" office:value="0">
            <text:p>0</text:p>
          </table:table-cell>
          <table:table-cell table:formula="of:=[.AN44]+[.AO44]" office:value-type="float" office:value="2">
            <text:p>2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formula="of:=VLOOKUP(([.X46]); ([Sheet2.$B$2:.$U$15]); (4); (0))" office:value-type="float" office:value="1">
            <text:p>1</text:p>
          </table:table-cell>
          <table:table-cell table:formula="of:=[.X46]" office:value-type="string" office:string-value="Specs Offenders">
            <text:p>Specs Offenders</text:p>
          </table:table-cell>
          <table:table-cell table:formula="of:=IF(([.G46] = 2); [.L46]; 0)" office:value-type="float" office:value="0">
            <text:p>0</text:p>
          </table:table-cell>
          <table:table-cell table:formula="of:=[.AK46]*[.AM46]" office:value-type="float" office:value="0">
            <text:p>0</text:p>
          </table:table-cell>
          <table:table-cell table:formula="of:=IF(([.G46] = 1); ([.AK46]*0.5); 0)" office:value-type="float" office:value="0.5">
            <text:p>0.5</text:p>
          </table:table-cell>
          <table:table-cell table:formula="of:=[.AN46]+[.AO46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6"/>
          <table:table-cell table:formula="of:=VLOOKUP(([.X47]); ([Sheet2.$B$2:.$U$15]); (4); (0))" office:value-type="float" office:value="0">
            <text:p>0</text:p>
          </table:table-cell>
          <table:table-cell table:formula="of:=[.X47]" office:value-type="string" office:string-value="The Big Mason Jars">
            <text:p>The Big Mason Jars</text:p>
          </table:table-cell>
          <table:table-cell table:formula="of:=IF(([.G47] = 2); [.L47]; 0)" office:value-type="float" office:value="2">
            <text:p>2</text:p>
          </table:table-cell>
          <table:table-cell table:formula="of:=[.AK47]*[.AM47]" office:value-type="float" office:value="0">
            <text:p>0</text:p>
          </table:table-cell>
          <table:table-cell table:formula="of:=IF(([.G47] = 1); ([.AK47]*0.5); 0)" office:value-type="float" office:value="0">
            <text:p>0</text:p>
          </table:table-cell>
          <table:table-cell table:formula="of:=[.AN47]+[.AO47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6"/>
          <table:table-cell table:formula="of:=VLOOKUP(([.X48]); ([Sheet2.$B$2:.$U$15]); (4); (0))" office:value-type="float" office:value="4">
            <text:p>4</text:p>
          </table:table-cell>
          <table:table-cell table:formula="of:=[.X48]" office:value-type="string" office:string-value="Puck Bunnies">
            <text:p>Puck Bunnies</text:p>
          </table:table-cell>
          <table:table-cell table:formula="of:=IF(([.G48] = 2); [.L48]; 0)" office:value-type="float" office:value="0">
            <text:p>0</text:p>
          </table:table-cell>
          <table:table-cell table:formula="of:=[.AK48]*[.AM48]" office:value-type="float" office:value="0">
            <text:p>0</text:p>
          </table:table-cell>
          <table:table-cell table:formula="of:=IF(([.G48] = 1); ([.AK48]*0.5); 0)" office:value-type="float" office:value="0">
            <text:p>0</text:p>
          </table:table-cell>
          <table:table-cell table:formula="of:=[.AN48]+[.AO48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6"/>
          <table:table-cell table:formula="of:=VLOOKUP(([.X49]); ([Sheet2.$B$2:.$U$15]); (4); (0))" office:value-type="float" office:value="6">
            <text:p>6</text:p>
          </table:table-cell>
          <table:table-cell table:formula="of:=[.X49]" office:value-type="string" office:string-value="Seekers">
            <text:p>Seekers</text:p>
          </table:table-cell>
          <table:table-cell table:formula="of:=IF(([.G49] = 2); [.L49]; 0)" office:value-type="float" office:value="0">
            <text:p>0</text:p>
          </table:table-cell>
          <table:table-cell table:formula="of:=[.AK49]*[.AM49]" office:value-type="float" office:value="0">
            <text:p>0</text:p>
          </table:table-cell>
          <table:table-cell table:formula="of:=IF(([.G49] = 1); ([.AK49]*0.5); 0)" office:value-type="float" office:value="0">
            <text:p>0</text:p>
          </table:table-cell>
          <table:table-cell table:formula="of:=[.AN49]+[.AO49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6"/>
          <table:table-cell table:formula="of:=VLOOKUP(([.X50]); ([Sheet2.$B$2:.$U$15]); (4); (0))" office:value-type="float" office:value="6">
            <text:p>6</text:p>
          </table:table-cell>
          <table:table-cell table:formula="of:=[.X50]" office:value-type="string" office:string-value="Seekers">
            <text:p>Seekers</text:p>
          </table:table-cell>
          <table:table-cell table:formula="of:=IF(([.G50] = 2); [.L50]; 0)" office:value-type="float" office:value="0">
            <text:p>0</text:p>
          </table:table-cell>
          <table:table-cell table:formula="of:=[.AK50]*[.AM50]" office:value-type="float" office:value="0">
            <text:p>0</text:p>
          </table:table-cell>
          <table:table-cell table:formula="of:=IF(([.G50] = 1); ([.AK50]*0.5); 0)" office:value-type="float" office:value="0">
            <text:p>0</text:p>
          </table:table-cell>
          <table:table-cell table:formula="of:=[.AN50]+[.AO50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6"/>
          <table:table-cell table:formula="of:=VLOOKUP(([.X51]); ([Sheet2.$B$2:.$U$15]); (4); (0))" office:value-type="float" office:value="12">
            <text:p>12</text:p>
          </table:table-cell>
          <table:table-cell table:formula="of:=[.X51]" office:value-type="string" office:string-value="Pucked Up">
            <text:p>Pucked Up</text:p>
          </table:table-cell>
          <table:table-cell table:formula="of:=IF(([.G51] = 2); [.L51]; 0)" office:value-type="float" office:value="0">
            <text:p>0</text:p>
          </table:table-cell>
          <table:table-cell table:formula="of:=[.AK51]*[.AM51]" office:value-type="float" office:value="0">
            <text:p>0</text:p>
          </table:table-cell>
          <table:table-cell table:formula="of:=IF(([.G51] = 1); ([.AK51]*0.5); 0)" office:value-type="float" office:value="0">
            <text:p>0</text:p>
          </table:table-cell>
          <table:table-cell table:formula="of:=[.AN51]+[.AO51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formula="of:=VLOOKUP(([.X53]); ([Sheet2.$B$2:.$U$15]); (4); (0))" office:value-type="float" office:value="10">
            <text:p>10</text:p>
          </table:table-cell>
          <table:table-cell table:formula="of:=[.X53]" office:value-type="string" office:string-value="Honey Nut Chelios">
            <text:p>Honey Nut Chelios</text:p>
          </table:table-cell>
          <table:table-cell table:formula="of:=IF(([.G53] = 2); [.L53]; 0)" office:value-type="float" office:value="0">
            <text:p>0</text:p>
          </table:table-cell>
          <table:table-cell table:formula="of:=[.AK53]*[.AM53]" office:value-type="float" office:value="0">
            <text:p>0</text:p>
          </table:table-cell>
          <table:table-cell table:formula="of:=IF(([.G53] = 1); ([.AK53]*0.5); 0)" office:value-type="float" office:value="5">
            <text:p>5</text:p>
          </table:table-cell>
          <table:table-cell table:formula="of:=[.AN53]+[.AO53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6"/>
          <table:table-cell table:formula="of:=VLOOKUP(([.X54]); ([Sheet2.$B$2:.$U$15]); (4); (0))" office:value-type="float" office:value="0">
            <text:p>0</text:p>
          </table:table-cell>
          <table:table-cell table:formula="of:=[.X54]" office:value-type="string" office:string-value="The Consistent Waterbottles">
            <text:p>The Consistent Waterbottles</text:p>
          </table:table-cell>
          <table:table-cell table:formula="of:=IF(([.G54] = 2); [.L54]; 0)" office:value-type="float" office:value="5">
            <text:p>5</text:p>
          </table:table-cell>
          <table:table-cell table:formula="of:=[.AK54]*[.AM54]" office:value-type="float" office:value="0">
            <text:p>0</text:p>
          </table:table-cell>
          <table:table-cell table:formula="of:=IF(([.G54] = 1); ([.AK54]*0.5); 0)" office:value-type="float" office:value="0">
            <text:p>0</text:p>
          </table:table-cell>
          <table:table-cell table:formula="of:=[.AN54]+[.AO5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6"/>
          <table:table-cell table:formula="of:=VLOOKUP(([.X55]); ([Sheet2.$B$2:.$U$15]); (4); (0))" office:value-type="float" office:value="10">
            <text:p>10</text:p>
          </table:table-cell>
          <table:table-cell table:formula="of:=[.X55]" office:value-type="string" office:string-value="Honey Nut Chelios">
            <text:p>Honey Nut Chelios</text:p>
          </table:table-cell>
          <table:table-cell table:formula="of:=IF(([.G55] = 2); [.L55]; 0)" office:value-type="float" office:value="0">
            <text:p>0</text:p>
          </table:table-cell>
          <table:table-cell table:formula="of:=[.AK55]*[.AM55]" office:value-type="float" office:value="0">
            <text:p>0</text:p>
          </table:table-cell>
          <table:table-cell table:formula="of:=IF(([.G55] = 1); ([.AK55]*0.5); 0)" office:value-type="float" office:value="0">
            <text:p>0</text:p>
          </table:table-cell>
          <table:table-cell table:formula="of:=[.AN55]+[.AO5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6"/>
          <table:table-cell table:formula="of:=VLOOKUP(([.X56]); ([Sheet2.$B$2:.$U$15]); (4); (0))" office:value-type="float" office:value="12">
            <text:p>12</text:p>
          </table:table-cell>
          <table:table-cell table:formula="of:=[.X56]" office:value-type="string" office:string-value="Pucked Up">
            <text:p>Pucked Up</text:p>
          </table:table-cell>
          <table:table-cell table:formula="of:=IF(([.G56] = 2); [.L56]; 0)" office:value-type="float" office:value="0">
            <text:p>0</text:p>
          </table:table-cell>
          <table:table-cell table:formula="of:=[.AK56]*[.AM56]" office:value-type="float" office:value="0">
            <text:p>0</text:p>
          </table:table-cell>
          <table:table-cell table:formula="of:=IF(([.G56] = 1); ([.AK56]*0.5); 0)" office:value-type="float" office:value="0">
            <text:p>0</text:p>
          </table:table-cell>
          <table:table-cell table:formula="of:=[.AN56]+[.AO5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6"/>
          <table:table-cell table:formula="of:=VLOOKUP(([.X57]); ([Sheet2.$B$2:.$U$15]); (4); (0))" office:value-type="float" office:value="9">
            <text:p>9</text:p>
          </table:table-cell>
          <table:table-cell table:formula="of:=[.X57]" office:value-type="string" office:string-value="Alaskan Oil Exchange 6.9">
            <text:p>Alaskan Oil Exchange 6.9</text:p>
          </table:table-cell>
          <table:table-cell table:formula="of:=IF(([.G57] = 2); [.L57]; 0)" office:value-type="float" office:value="0">
            <text:p>0</text:p>
          </table:table-cell>
          <table:table-cell table:formula="of:=[.AK57]*[.AM57]" office:value-type="float" office:value="0">
            <text:p>0</text:p>
          </table:table-cell>
          <table:table-cell table:formula="of:=IF(([.G57] = 1); ([.AK57]*0.5); 0)" office:value-type="float" office:value="0">
            <text:p>0</text:p>
          </table:table-cell>
          <table:table-cell table:formula="of:=[.AN57]+[.AO57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6"/>
          <table:table-cell table:formula="of:=VLOOKUP(([.X58]); ([Sheet2.$B$2:.$U$15]); (4); (0))" office:value-type="float" office:value="0">
            <text:p>0</text:p>
          </table:table-cell>
          <table:table-cell table:formula="of:=[.X58]" office:value-type="string" office:string-value="The Big Mason Jars">
            <text:p>The Big Mason Jars</text:p>
          </table:table-cell>
          <table:table-cell table:formula="of:=IF(([.G58] = 2); [.L58]; 0)" office:value-type="float" office:value="6">
            <text:p>6</text:p>
          </table:table-cell>
          <table:table-cell table:formula="of:=[.AK58]*[.AM58]" office:value-type="float" office:value="0">
            <text:p>0</text:p>
          </table:table-cell>
          <table:table-cell table:formula="of:=IF(([.G58] = 1); ([.AK58]*0.5); 0)" office:value-type="float" office:value="0">
            <text:p>0</text:p>
          </table:table-cell>
          <table:table-cell table:formula="of:=[.AN58]+[.AO58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formula="of:=VLOOKUP(([.X60]); ([Sheet2.$B$2:.$U$15]); (4); (0))" office:value-type="float" office:value="8">
            <text:p>8</text:p>
          </table:table-cell>
          <table:table-cell table:formula="of:=[.X60]" office:value-type="string" office:string-value="Teach Me How to Doughty">
            <text:p>Teach Me How to Doughty</text:p>
          </table:table-cell>
          <table:table-cell table:formula="of:=IF(([.G60] = 2); [.L60]; 0)" office:value-type="float" office:value="0">
            <text:p>0</text:p>
          </table:table-cell>
          <table:table-cell table:formula="of:=[.AK60]*[.AM60]" office:value-type="float" office:value="0">
            <text:p>0</text:p>
          </table:table-cell>
          <table:table-cell table:formula="of:=IF(([.G60] = 1); ([.AK60]*0.5); 0)" office:value-type="float" office:value="0">
            <text:p>0</text:p>
          </table:table-cell>
          <table:table-cell table:formula="of:=[.AN60]+[.AO60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6"/>
          <table:table-cell table:formula="of:=VLOOKUP(([.X61]); ([Sheet2.$B$2:.$U$15]); (4); (0))" office:value-type="float" office:value="8">
            <text:p>8</text:p>
          </table:table-cell>
          <table:table-cell table:formula="of:=[.X61]" office:value-type="string" office:string-value="The Mighty Dads">
            <text:p>The Mighty Dads</text:p>
          </table:table-cell>
          <table:table-cell table:formula="of:=IF(([.G61] = 2); [.L61]; 0)" office:value-type="float" office:value="2">
            <text:p>2</text:p>
          </table:table-cell>
          <table:table-cell table:formula="of:=[.AK61]*[.AM61]" office:value-type="float" office:value="16">
            <text:p>16</text:p>
          </table:table-cell>
          <table:table-cell table:formula="of:=IF(([.G61] = 1); ([.AK61]*0.5); 0)" office:value-type="float" office:value="0">
            <text:p>0</text:p>
          </table:table-cell>
          <table:table-cell table:formula="of:=[.AN61]+[.AO61]"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6"/>
          <table:table-cell table:formula="of:=VLOOKUP(([.X62]); ([Sheet2.$B$2:.$U$15]); (4); (0))" office:value-type="float" office:value="10">
            <text:p>10</text:p>
          </table:table-cell>
          <table:table-cell table:formula="of:=[.X62]" office:value-type="string" office:string-value="Honey Nut Chelios">
            <text:p>Honey Nut Chelios</text:p>
          </table:table-cell>
          <table:table-cell table:formula="of:=IF(([.G62] = 2); [.L62]; 0)" office:value-type="float" office:value="0">
            <text:p>0</text:p>
          </table:table-cell>
          <table:table-cell table:formula="of:=[.AK62]*[.AM62]" office:value-type="float" office:value="0">
            <text:p>0</text:p>
          </table:table-cell>
          <table:table-cell table:formula="of:=IF(([.G62] = 1); ([.AK62]*0.5); 0)" office:value-type="float" office:value="0">
            <text:p>0</text:p>
          </table:table-cell>
          <table:table-cell table:formula="of:=[.AN62]+[.AO62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6"/>
          <table:table-cell table:formula="of:=VLOOKUP(([.X63]); ([Sheet2.$B$2:.$U$15]); (4); (0))" office:value-type="float" office:value="3">
            <text:p>3</text:p>
          </table:table-cell>
          <table:table-cell table:formula="of:=[.X63]" office:value-type="string" office:string-value="The Strong Forks">
            <text:p>The Strong Forks</text:p>
          </table:table-cell>
          <table:table-cell table:formula="of:=IF(([.G63] = 2); [.L63]; 0)" office:value-type="float" office:value="2">
            <text:p>2</text:p>
          </table:table-cell>
          <table:table-cell table:formula="of:=[.AK63]*[.AM63]" office:value-type="float" office:value="6">
            <text:p>6</text:p>
          </table:table-cell>
          <table:table-cell table:formula="of:=IF(([.G63] = 1); ([.AK63]*0.5); 0)" office:value-type="float" office:value="0">
            <text:p>0</text:p>
          </table:table-cell>
          <table:table-cell table:formula="of:=[.AN63]+[.AO63]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6"/>
          <table:table-cell table:formula="of:=VLOOKUP(([.X64]); ([Sheet2.$B$2:.$U$15]); (4); (0))" office:value-type="float" office:value="10">
            <text:p>10</text:p>
          </table:table-cell>
          <table:table-cell table:formula="of:=[.X64]" office:value-type="string" office:string-value="Honey Nut Chelios">
            <text:p>Honey Nut Chelios</text:p>
          </table:table-cell>
          <table:table-cell table:formula="of:=IF(([.G64] = 2); [.L64]; 0)" office:value-type="float" office:value="0">
            <text:p>0</text:p>
          </table:table-cell>
          <table:table-cell table:formula="of:=[.AK64]*[.AM64]" office:value-type="float" office:value="0">
            <text:p>0</text:p>
          </table:table-cell>
          <table:table-cell table:formula="of:=IF(([.G64] = 1); ([.AK64]*0.5); 0)" office:value-type="float" office:value="0">
            <text:p>0</text:p>
          </table:table-cell>
          <table:table-cell table:formula="of:=[.AN64]+[.AO64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6"/>
          <table:table-cell table:formula="of:=VLOOKUP(([.X65]); ([Sheet2.$B$2:.$U$15]); (4); (0))" office:value-type="float" office:value="3">
            <text:p>3</text:p>
          </table:table-cell>
          <table:table-cell table:formula="of:=[.X65]" office:value-type="string" office:string-value="The Strong Forks">
            <text:p>The Strong Forks</text:p>
          </table:table-cell>
          <table:table-cell table:formula="of:=IF(([.G65] = 2); [.L65]; 0)" office:value-type="float" office:value="6">
            <text:p>6</text:p>
          </table:table-cell>
          <table:table-cell table:formula="of:=[.AK65]*[.AM65]" office:value-type="float" office:value="18">
            <text:p>18</text:p>
          </table:table-cell>
          <table:table-cell table:formula="of:=IF(([.G65] = 1); ([.AK65]*0.5); 0)" office:value-type="float" office:value="0">
            <text:p>0</text:p>
          </table:table-cell>
          <table:table-cell table:formula="of:=[.AN65]+[.AO65]" office:value-type="float" office:value="18">
            <text:p>18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formula="of:=VLOOKUP(([.X67]); ([Sheet2.$B$2:.$U$15]); (4); (0))" office:value-type="float" office:value="12">
            <text:p>12</text:p>
          </table:table-cell>
          <table:table-cell table:formula="of:=[.X67]" office:value-type="string" office:string-value="Pucked Up">
            <text:p>Pucked Up</text:p>
          </table:table-cell>
          <table:table-cell table:formula="of:=IF(([.G67] = 2); [.L67]; 0)" office:value-type="float" office:value="0">
            <text:p>0</text:p>
          </table:table-cell>
          <table:table-cell table:formula="of:=[.AK67]*[.AM67]" office:value-type="float" office:value="0">
            <text:p>0</text:p>
          </table:table-cell>
          <table:table-cell table:formula="of:=IF(([.G67] = 1); ([.AK67]*0.5); 0)" office:value-type="float" office:value="0">
            <text:p>0</text:p>
          </table:table-cell>
          <table:table-cell table:formula="of:=[.AN67]+[.AO6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6"/>
          <table:table-cell table:formula="of:=VLOOKUP(([.X68]); ([Sheet2.$B$2:.$U$15]); (4); (0))" office:value-type="float" office:value="10">
            <text:p>10</text:p>
          </table:table-cell>
          <table:table-cell table:formula="of:=[.X68]" office:value-type="string" office:string-value="Honey Nut Chelios">
            <text:p>Honey Nut Chelios</text:p>
          </table:table-cell>
          <table:table-cell table:formula="of:=IF(([.G68] = 2); [.L68]; 0)" office:value-type="float" office:value="0">
            <text:p>0</text:p>
          </table:table-cell>
          <table:table-cell table:formula="of:=[.AK68]*[.AM68]" office:value-type="float" office:value="0">
            <text:p>0</text:p>
          </table:table-cell>
          <table:table-cell table:formula="of:=IF(([.G68] = 1); ([.AK68]*0.5); 0)" office:value-type="float" office:value="0">
            <text:p>0</text:p>
          </table:table-cell>
          <table:table-cell table:formula="of:=[.AN68]+[.AO68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6"/>
          <table:table-cell table:formula="of:=VLOOKUP(([.X69]); ([Sheet2.$B$2:.$U$15]); (4); (0))" office:value-type="float" office:value="3">
            <text:p>3</text:p>
          </table:table-cell>
          <table:table-cell table:formula="of:=[.X69]" office:value-type="string" office:string-value="The Strong Forks">
            <text:p>The Strong Forks</text:p>
          </table:table-cell>
          <table:table-cell table:formula="of:=IF(([.G69] = 2); [.L69]; 0)" office:value-type="float" office:value="2">
            <text:p>2</text:p>
          </table:table-cell>
          <table:table-cell table:formula="of:=[.AK69]*[.AM69]" office:value-type="float" office:value="6">
            <text:p>6</text:p>
          </table:table-cell>
          <table:table-cell table:formula="of:=IF(([.G69] = 1); ([.AK69]*0.5); 0)" office:value-type="float" office:value="0">
            <text:p>0</text:p>
          </table:table-cell>
          <table:table-cell table:formula="of:=[.AN69]+[.AO69]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6"/>
          <table:table-cell table:formula="of:=VLOOKUP(([.X70]); ([Sheet2.$B$2:.$U$15]); (4); (0))" office:value-type="float" office:value="9">
            <text:p>9</text:p>
          </table:table-cell>
          <table:table-cell table:formula="of:=[.X70]" office:value-type="string" office:string-value="Alaskan Oil Exchange 6.9">
            <text:p>Alaskan Oil Exchange 6.9</text:p>
          </table:table-cell>
          <table:table-cell table:formula="of:=IF(([.G70] = 2); [.L70]; 0)" office:value-type="float" office:value="0">
            <text:p>0</text:p>
          </table:table-cell>
          <table:table-cell table:formula="of:=[.AK70]*[.AM70]" office:value-type="float" office:value="0">
            <text:p>0</text:p>
          </table:table-cell>
          <table:table-cell table:formula="of:=IF(([.G70] = 1); ([.AK70]*0.5); 0)" office:value-type="float" office:value="0">
            <text:p>0</text:p>
          </table:table-cell>
          <table:table-cell table:formula="of:=[.AN70]+[.AO70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6"/>
          <table:table-cell table:formula="of:=VLOOKUP(([.X71]); ([Sheet2.$B$2:.$U$15]); (4); (0))" office:value-type="float" office:value="0">
            <text:p>0</text:p>
          </table:table-cell>
          <table:table-cell table:formula="of:=[.X71]" office:value-type="string" office:string-value="The Consistent Waterbottles">
            <text:p>The Consistent Waterbottles</text:p>
          </table:table-cell>
          <table:table-cell table:formula="of:=IF(([.G71] = 2); [.L71]; 0)" office:value-type="float" office:value="3">
            <text:p>3</text:p>
          </table:table-cell>
          <table:table-cell table:formula="of:=[.AK71]*[.AM71]" office:value-type="float" office:value="0">
            <text:p>0</text:p>
          </table:table-cell>
          <table:table-cell table:formula="of:=IF(([.G71] = 1); ([.AK71]*0.5); 0)" office:value-type="float" office:value="0">
            <text:p>0</text:p>
          </table:table-cell>
          <table:table-cell table:formula="of:=[.AN71]+[.AO71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6"/>
          <table:table-cell table:formula="of:=VLOOKUP(([.X72]); ([Sheet2.$B$2:.$U$15]); (4); (0))" office:value-type="float" office:value="12">
            <text:p>12</text:p>
          </table:table-cell>
          <table:table-cell table:formula="of:=[.X72]" office:value-type="string" office:string-value="Dirty Mike &amp; the Boys">
            <text:p>Dirty Mike &amp; the Boys</text:p>
          </table:table-cell>
          <table:table-cell table:formula="of:=IF(([.G72] = 2); [.L72]; 0)" office:value-type="float" office:value="0">
            <text:p>0</text:p>
          </table:table-cell>
          <table:table-cell table:formula="of:=[.AK72]*[.AM72]" office:value-type="float" office:value="0">
            <text:p>0</text:p>
          </table:table-cell>
          <table:table-cell table:formula="of:=IF(([.G72] = 1); ([.AK72]*0.5); 0)" office:value-type="float" office:value="0">
            <text:p>0</text:p>
          </table:table-cell>
          <table:table-cell table:formula="of:=[.AN72]+[.AO72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formula="of:=VLOOKUP(([.X74]); ([Sheet2.$B$2:.$U$15]); (4); (0))" office:value-type="float" office:value="3">
            <text:p>3</text:p>
          </table:table-cell>
          <table:table-cell table:formula="of:=[.X74]" office:value-type="string" office:string-value="The Strong Forks">
            <text:p>The Strong Forks</text:p>
          </table:table-cell>
          <table:table-cell table:formula="of:=IF(([.G74] = 2); [.L74]; 0)" office:value-type="float" office:value="0">
            <text:p>0</text:p>
          </table:table-cell>
          <table:table-cell table:formula="of:=[.AK74]*[.AM74]" office:value-type="float" office:value="0">
            <text:p>0</text:p>
          </table:table-cell>
          <table:table-cell table:formula="of:=IF(([.G74] = 1); ([.AK74]*0.5); 0)" office:value-type="float" office:value="1.5">
            <text:p>1.5</text:p>
          </table:table-cell>
          <table:table-cell table:formula="of:=[.AN74]+[.AO74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6"/>
          <table:table-cell table:formula="of:=VLOOKUP(([.X75]); ([Sheet2.$B$2:.$U$15]); (4); (0))" office:value-type="float" office:value="8">
            <text:p>8</text:p>
          </table:table-cell>
          <table:table-cell table:formula="of:=[.X75]" office:value-type="string" office:string-value="The Mighty Dads">
            <text:p>The Mighty Dads</text:p>
          </table:table-cell>
          <table:table-cell table:formula="of:=IF(([.G75] = 2); [.L75]; 0)" office:value-type="float" office:value="0">
            <text:p>0</text:p>
          </table:table-cell>
          <table:table-cell table:formula="of:=[.AK75]*[.AM75]" office:value-type="float" office:value="0">
            <text:p>0</text:p>
          </table:table-cell>
          <table:table-cell table:formula="of:=IF(([.G75] = 1); ([.AK75]*0.5); 0)" office:value-type="float" office:value="0">
            <text:p>0</text:p>
          </table:table-cell>
          <table:table-cell table:formula="of:=[.AN75]+[.AO75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6"/>
          <table:table-cell table:formula="of:=VLOOKUP(([.X76]); ([Sheet2.$B$2:.$U$15]); (4); (0))" office:value-type="float" office:value="12">
            <text:p>12</text:p>
          </table:table-cell>
          <table:table-cell table:formula="of:=[.X76]" office:value-type="string" office:string-value="Pucked Up">
            <text:p>Pucked Up</text:p>
          </table:table-cell>
          <table:table-cell table:formula="of:=IF(([.G76] = 2); [.L76]; 0)" office:value-type="float" office:value="0">
            <text:p>0</text:p>
          </table:table-cell>
          <table:table-cell table:formula="of:=[.AK76]*[.AM76]" office:value-type="float" office:value="0">
            <text:p>0</text:p>
          </table:table-cell>
          <table:table-cell table:formula="of:=IF(([.G76] = 1); ([.AK76]*0.5); 0)" office:value-type="float" office:value="0">
            <text:p>0</text:p>
          </table:table-cell>
          <table:table-cell table:formula="of:=[.AN76]+[.AO76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6"/>
          <table:table-cell table:formula="of:=VLOOKUP(([.X77]); ([Sheet2.$B$2:.$U$15]); (4); (0))" office:value-type="float" office:value="9">
            <text:p>9</text:p>
          </table:table-cell>
          <table:table-cell table:formula="of:=[.X77]" office:value-type="string" office:string-value="Alaskan Oil Exchange 6.9">
            <text:p>Alaskan Oil Exchange 6.9</text:p>
          </table:table-cell>
          <table:table-cell table:formula="of:=IF(([.G77] = 2); [.L77]; 0)" office:value-type="float" office:value="0">
            <text:p>0</text:p>
          </table:table-cell>
          <table:table-cell table:formula="of:=[.AK77]*[.AM77]" office:value-type="float" office:value="0">
            <text:p>0</text:p>
          </table:table-cell>
          <table:table-cell table:formula="of:=IF(([.G77] = 1); ([.AK77]*0.5); 0)" office:value-type="float" office:value="0">
            <text:p>0</text:p>
          </table:table-cell>
          <table:table-cell table:formula="of:=[.AN77]+[.AO77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6"/>
          <table:table-cell table:formula="of:=VLOOKUP(([.X78]); ([Sheet2.$B$2:.$U$15]); (4); (0))" office:value-type="float" office:value="12">
            <text:p>12</text:p>
          </table:table-cell>
          <table:table-cell table:formula="of:=[.X78]" office:value-type="string" office:string-value="Dirty Mike &amp; the Boys">
            <text:p>Dirty Mike &amp; the Boys</text:p>
          </table:table-cell>
          <table:table-cell table:formula="of:=IF(([.G78] = 2); [.L78]; 0)" office:value-type="float" office:value="0">
            <text:p>0</text:p>
          </table:table-cell>
          <table:table-cell table:formula="of:=[.AK78]*[.AM78]" office:value-type="float" office:value="0">
            <text:p>0</text:p>
          </table:table-cell>
          <table:table-cell table:formula="of:=IF(([.G78] = 1); ([.AK78]*0.5); 0)" office:value-type="float" office:value="0">
            <text:p>0</text:p>
          </table:table-cell>
          <table:table-cell table:formula="of:=[.AN78]+[.AO78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6"/>
          <table:table-cell table:formula="of:=VLOOKUP(([.X79]); ([Sheet2.$B$2:.$U$15]); (4); (0))" office:value-type="float" office:value="8">
            <text:p>8</text:p>
          </table:table-cell>
          <table:table-cell table:formula="of:=[.X79]" office:value-type="string" office:string-value="The Mighty Dads">
            <text:p>The Mighty Dads</text:p>
          </table:table-cell>
          <table:table-cell table:formula="of:=IF(([.G79] = 2); [.L79]; 0)" office:value-type="float" office:value="0">
            <text:p>0</text:p>
          </table:table-cell>
          <table:table-cell table:formula="of:=[.AK79]*[.AM79]" office:value-type="float" office:value="0">
            <text:p>0</text:p>
          </table:table-cell>
          <table:table-cell table:formula="of:=IF(([.G79] = 1); ([.AK79]*0.5); 0)" office:value-type="float" office:value="0">
            <text:p>0</text:p>
          </table:table-cell>
          <table:table-cell table:formula="of:=[.AN79]+[.AO79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formula="of:=VLOOKUP(([.X81]); ([Sheet2.$B$2:.$U$15]); (4); (0))" office:value-type="float" office:value="8">
            <text:p>8</text:p>
          </table:table-cell>
          <table:table-cell table:formula="of:=[.X81]" office:value-type="string" office:string-value="The Mighty Dads">
            <text:p>The Mighty Dads</text:p>
          </table:table-cell>
          <table:table-cell table:formula="of:=IF(([.G81] = 2); [.L81]; 0)" office:value-type="float" office:value="0">
            <text:p>0</text:p>
          </table:table-cell>
          <table:table-cell table:formula="of:=[.AK81]*[.AM81]" office:value-type="float" office:value="0">
            <text:p>0</text:p>
          </table:table-cell>
          <table:table-cell table:formula="of:=IF(([.G81] = 1); ([.AK81]*0.5); 0)" office:value-type="float" office:value="0">
            <text:p>0</text:p>
          </table:table-cell>
          <table:table-cell table:formula="of:=[.AN81]+[.AO81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6"/>
          <table:table-cell table:formula="of:=VLOOKUP(([.X82]); ([Sheet2.$B$2:.$U$15]); (4); (0))" office:value-type="float" office:value="3">
            <text:p>3</text:p>
          </table:table-cell>
          <table:table-cell table:formula="of:=[.X82]" office:value-type="string" office:string-value="The Strong Forks">
            <text:p>The Strong Forks</text:p>
          </table:table-cell>
          <table:table-cell table:formula="of:=IF(([.G82] = 2); [.L82]; 0)" office:value-type="float" office:value="0">
            <text:p>0</text:p>
          </table:table-cell>
          <table:table-cell table:formula="of:=[.AK82]*[.AM82]" office:value-type="float" office:value="0">
            <text:p>0</text:p>
          </table:table-cell>
          <table:table-cell table:formula="of:=IF(([.G82] = 1); ([.AK82]*0.5); 0)" office:value-type="float" office:value="0">
            <text:p>0</text:p>
          </table:table-cell>
          <table:table-cell table:formula="of:=[.AN82]+[.AO82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6"/>
          <table:table-cell table:formula="of:=VLOOKUP(([.X83]); ([Sheet2.$B$2:.$U$15]); (4); (0))" office:value-type="float" office:value="12">
            <text:p>12</text:p>
          </table:table-cell>
          <table:table-cell table:formula="of:=[.X83]" office:value-type="string" office:string-value="Dirty Mike &amp; the Boys">
            <text:p>Dirty Mike &amp; the Boys</text:p>
          </table:table-cell>
          <table:table-cell table:formula="of:=IF(([.G83] = 2); [.L83]; 0)" office:value-type="float" office:value="0">
            <text:p>0</text:p>
          </table:table-cell>
          <table:table-cell table:formula="of:=[.AK83]*[.AM83]" office:value-type="float" office:value="0">
            <text:p>0</text:p>
          </table:table-cell>
          <table:table-cell table:formula="of:=IF(([.G83] = 1); ([.AK83]*0.5); 0)" office:value-type="float" office:value="0">
            <text:p>0</text:p>
          </table:table-cell>
          <table:table-cell table:formula="of:=[.AN83]+[.AO8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6"/>
          <table:table-cell table:formula="of:=VLOOKUP(([.X84]); ([Sheet2.$B$2:.$U$15]); (4); (0))" office:value-type="float" office:value="8">
            <text:p>8</text:p>
          </table:table-cell>
          <table:table-cell table:formula="of:=[.X84]" office:value-type="string" office:string-value="Teach Me How to Doughty">
            <text:p>Teach Me How to Doughty</text:p>
          </table:table-cell>
          <table:table-cell table:formula="of:=IF(([.G84] = 2); [.L84]; 0)" office:value-type="float" office:value="0">
            <text:p>0</text:p>
          </table:table-cell>
          <table:table-cell table:formula="of:=[.AK84]*[.AM84]" office:value-type="float" office:value="0">
            <text:p>0</text:p>
          </table:table-cell>
          <table:table-cell table:formula="of:=IF(([.G84] = 1); ([.AK84]*0.5); 0)" office:value-type="float" office:value="0">
            <text:p>0</text:p>
          </table:table-cell>
          <table:table-cell table:formula="of:=[.AN84]+[.AO84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6"/>
          <table:table-cell table:formula="of:=VLOOKUP(([.X85]); ([Sheet2.$B$2:.$U$15]); (4); (0))" office:value-type="float" office:value="8">
            <text:p>8</text:p>
          </table:table-cell>
          <table:table-cell table:formula="of:=[.X85]" office:value-type="string" office:string-value="The Mighty Dads">
            <text:p>The Mighty Dads</text:p>
          </table:table-cell>
          <table:table-cell table:formula="of:=IF(([.G85] = 2); [.L85]; 0)" office:value-type="float" office:value="0">
            <text:p>0</text:p>
          </table:table-cell>
          <table:table-cell table:formula="of:=[.AK85]*[.AM85]" office:value-type="float" office:value="0">
            <text:p>0</text:p>
          </table:table-cell>
          <table:table-cell table:formula="of:=IF(([.G85] = 1); ([.AK85]*0.5); 0)" office:value-type="float" office:value="0">
            <text:p>0</text:p>
          </table:table-cell>
          <table:table-cell table:formula="of:=[.AN85]+[.AO85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6"/>
          <table:table-cell table:formula="of:=VLOOKUP(([.X86]); ([Sheet2.$B$2:.$U$15]); (4); (0))" office:value-type="float" office:value="5">
            <text:p>5</text:p>
          </table:table-cell>
          <table:table-cell table:formula="of:=[.X86]" office:value-type="string" office:string-value="David R Ceriton School of Super Friends">
            <text:p>David R Ceriton School of Super Friends</text:p>
          </table:table-cell>
          <table:table-cell table:formula="of:=IF(([.G86] = 2); [.L86]; 0)" office:value-type="float" office:value="0">
            <text:p>0</text:p>
          </table:table-cell>
          <table:table-cell table:formula="of:=[.AK86]*[.AM86]" office:value-type="float" office:value="0">
            <text:p>0</text:p>
          </table:table-cell>
          <table:table-cell table:formula="of:=IF(([.G86] = 1); ([.AK86]*0.5); 0)" office:value-type="float" office:value="0">
            <text:p>0</text:p>
          </table:table-cell>
          <table:table-cell table:formula="of:=[.AN86]+[.AO86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formula="of:=VLOOKUP(([.X88]); ([Sheet2.$B$2:.$U$15]); (4); (0))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svg:width="29.886cm" svg:height="14.907cm" svg:x="2.551cm" svg:y="11.691cm">
            <draw:object draw:notify-on-update-of-ranges="Sheet2.B3:Sheet2.B15 Sheet2.L2:Sheet2.L2 Sheet2.L3:Sheet2.L15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svg:width="25.589cm" svg:height="15.005cm" svg:x="63.718cm" svg:y="5.621cm">
            <draw:object draw:notify-on-update-of-ranges="Sheet2.B3:Sheet2.B15 Sheet2.N3:Sheet2.N15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401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36" table:number-columns-repeated="5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  <table:table-cell table:number-columns-repeated="5"/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  <table:table-cell office:value-type="string">
            <text:p>Playoff Wins</text:p>
          </table:table-cell>
          <table:table-cell table:number-columns-repeated="4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table:style-name="ce2" table:formula="of:=[.A3]+1" office:value-type="float" office:value="2">
            <text:p>2</text:p>
          </table:table-cell>
          <table:table-cell office:value-type="string">
            <text:p>Dirty Mike &amp;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style-name="ce2"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4">
          <table:table-cell table:style-name="ce2"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style-name="ce2"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  <table:table-cell office:value-type="string">
            <text:p>bahaha</text:p>
          </table:table-cell>
          <table:table-cell table:number-columns-repeated="4"/>
        </table:table-row>
        <table:table-row table:style-name="ro4">
          <table:table-cell table:style-name="ce2"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  <table:table-cell office:value-type="string">
            <text:p>lets see how</text:p>
          </table:table-cell>
          <table:table-cell table:number-columns-repeated="4"/>
        </table:table-row>
        <table:table-row table:style-name="ro4">
          <table:table-cell table:style-name="ce2"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  <table:table-cell office:value-type="string">
            <text:p>u liek thiis</text:p>
          </table:table-cell>
          <table:table-cell table:number-columns-repeated="4"/>
        </table:table-row>
        <table:table-row table:style-name="ro4">
          <table:table-cell table:style-name="ce2"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ce2"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  <table:table-cell office:value-type="string">
            <text:p>Pucked U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formula="of:=SUM([.D3:.D15])" office:value-type="float" office:value="227">
            <text:p>227</text:p>
          </table:table-cell>
          <table:table-cell/>
          <table:table-cell table:formula="of:=SUM([.F3:.F15])/2" office:value-type="float" office:value="39">
            <text:p>39</text:p>
          </table:table-cell>
          <table:table-cell table:formula="of:=SUM([.G3:.G15])" office:value-type="float" office:value="0">
            <text:p>0</text:p>
          </table:table-cell>
          <table:table-cell table:formula="of:=SUM([.H3:.H15])" office:value-type="float" office:value="173">
            <text:p>173</text:p>
          </table:table-cell>
          <table:table-cell table:formula="of:=SUM([.I3:.I15])" office:value-type="float" office:value="14">
            <text:p>14</text:p>
          </table:table-cell>
          <table:table-cell table:formula="of:=SUM([.J3:.J15])" office:value-type="float" office:value="40">
            <text:p>40</text:p>
          </table:table-cell>
          <table:table-cell table:formula="of:=SUM([.K3:.K15])" office:value-type="float" office:value="304">
            <text:p>304</text:p>
          </table:table-cell>
          <table:table-cell table:formula="of:=SUM([.L3:.L15])" office:value-type="float" office:value="50.6666666666667">
            <text:p>50.6666666667</text:p>
          </table:table-cell>
          <table:table-cell table:formula="of:=SUM([.M3:.M15])" office:value-type="float" office:value="650">
            <text:p>650</text:p>
          </table:table-cell>
          <table:table-cell table:formula="of:=SUM([.N3:.N15])" office:value-type="float" office:value="0">
            <text:p>0</text:p>
          </table:table-cell>
          <table:table-cell table:formula="of:=SUM([.O3:.O15])" office:value-type="float" office:value="36">
            <text:p>36</text:p>
          </table:table-cell>
          <table:table-cell table:formula="of:=SUM([.P3:.P15])" office:value-type="float" office:value="36">
            <text:p>36</text:p>
          </table:table-cell>
          <table:table-cell table:formula="of:=SUM([.Q3:.Q15])" office:value-type="float" office:value="6">
            <text:p>6</text:p>
          </table:table-cell>
          <table:table-cell table:formula="of:=SUM([.R3:.R15])" office:value-type="float" office:value="44.8333333333333">
            <text:p>44.8333333333</text:p>
          </table:table-cell>
          <table:table-cell table:formula="of:=SUM([.S3:.S15])" office:value-type="float" office:value="15.8333333333333">
            <text:p>15.8333333333</text:p>
          </table:table-cell>
          <table:table-cell table:formula="of:=SUM([.T3:.T15])" office:value-type="float" office:value="12">
            <text:p>12</text:p>
          </table:table-cell>
          <table:table-cell table:formula="of:=SUM([.U3:.U15])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verages</text:p>
          </table:table-cell>
          <table:table-cell table:formula="of:=[.C$17]/[.$F$17]" office:value-type="float" office:value="5.82051282051282">
            <text:p>5.8205128205</text:p>
          </table:table-cell>
          <table:table-cell table:formula="of:=[.D$17]/[.$F$17]" office:value-type="float" office:value="5.82051282051282">
            <text:p>5.8205128205</text:p>
          </table:table-cell>
          <table:table-cell table:formula="of:=[.E$17]/[.$F$17]" office:value-type="float" office:value="0">
            <text:p>0</text:p>
          </table:table-cell>
          <table:table-cell table:formula="of:=[.F$17]/[.$F$17]" office:value-type="float" office:value="1">
            <text:p>1</text:p>
          </table:table-cell>
          <table:table-cell table:formula="of:=[.G$17]/[.$F$17]" office:value-type="float" office:value="0">
            <text:p>0</text:p>
          </table:table-cell>
          <table:table-cell table:formula="of:=[.H$17]/[.$F$17]" office:value-type="float" office:value="4.43589743589744">
            <text:p>4.4358974359</text:p>
          </table:table-cell>
          <table:table-cell table:formula="of:=[.I$17]/[.$F$17]" office:value-type="float" office:value="0.358974358974359">
            <text:p>0.358974359</text:p>
          </table:table-cell>
          <table:table-cell table:formula="of:=[.J$17]/[.$F$17]" office:value-type="float" office:value="1.02564102564103">
            <text:p>1.0256410256</text:p>
          </table:table-cell>
          <table:table-cell table:formula="of:=[.K$17]/[.$F$17]" office:value-type="float" office:value="7.7948717948718">
            <text:p>7.7948717949</text:p>
          </table:table-cell>
          <table:table-cell table:formula="of:=[.L$17]/[.$F$17]" office:value-type="float" office:value="1.2991452991453">
            <text:p>1.2991452991</text:p>
          </table:table-cell>
          <table:table-cell table:formula="of:=[.M$17]/[.$F$17]" office:value-type="float" office:value="16.6666666666667">
            <text:p>16.6666666667</text:p>
          </table:table-cell>
          <table:table-cell table:formula="of:=[.N$17]/[.$F$17]" office:value-type="float" office:value="0">
            <text:p>0</text:p>
          </table:table-cell>
          <table:table-cell table:formula="of:=[.O$17]/[.$F$17]" office:value-type="float" office:value="0.923076923076923">
            <text:p>0.9230769231</text:p>
          </table:table-cell>
          <table:table-cell table:formula="of:=[.P$17]/[.$F$17]" office:value-type="float" office:value="0.923076923076923">
            <text:p>0.9230769231</text:p>
          </table:table-cell>
          <table:table-cell table:formula="of:=[.Q$17]/[.$F$17]" office:value-type="float" office:value="0.153846153846154">
            <text:p>0.1538461538</text:p>
          </table:table-cell>
          <table:table-cell table:formula="of:=[.R$17]/[.$F$17]" office:value-type="float" office:value="1.14957264957265">
            <text:p>1.1495726496</text:p>
          </table:table-cell>
          <table:table-cell table:formula="of:=[.S$17]/[.$F$17]" office:value-type="float" office:value="0.405982905982906">
            <text:p>0.405982906</text:p>
          </table:table-cell>
          <table:table-cell table:formula="of:=[.T$17]/[.$F$17]" office:value-type="float" office:value="0.307692307692308">
            <text:p>0.3076923077</text:p>
          </table:table-cell>
          <table:table-cell table:formula="of:=[.U$17]/[.$F$17]" office:value-type="float" office:value="0.179487179487179">
            <text:p>0.17948717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Umm yeah, so overall, 1 game was played every game</text:p>
          </table:table-cell>
          <table:table-cell table:number-columns-repeated="19"/>
        </table:table-row>
        <table:table-row table:style-name="ro1" table:number-rows-repeated="35">
          <table:table-cell table:number-columns-repeated="25"/>
        </table:table-row>
        <table:table-row table:style-name="ro1">
          <table:table-cell>
            <draw:frame table:end-cell-address="Sheet2.F76" table:end-x="2.282cm" table:end-y="0.261cm" draw:z-index="3" draw:style-name="gr2" draw:text-style-name="P1" svg:width="15.999cm" svg:height="8.999cm" svg:x="2.045cm" svg:y="0.304cm">
              <draw:object draw:notify-on-update-of-ranges="Sheet2.B3:Sheet2.B15 Sheet2.E3:Sheet2.E15 Sheet2.C2:Sheet2.C2 Sheet2.C3:Sheet2.C15 Sheet2.E3:Sheet2.E15 Sheet2.D2:Sheet2.D2 Sheet2.D3:Sheet2.D15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/>
          <table:table-cell>
            <draw:frame table:end-cell-address="Sheet2.F97" table:end-x="2.591cm" table:end-y="0.387cm" draw:z-index="4" draw:style-name="gr2" draw:text-style-name="P1" svg:width="15.999cm" svg:height="8.999cm" svg:x="0.105cm" svg:y="-0.001cm">
              <draw:object draw:notify-on-update-of-ranges="Sheet2.B3:Sheet2.B15 Sheet2.E3:Sheet2.E15 Sheet2.L2:Sheet2.L2 Sheet2.L3:Sheet2.L15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table:end-cell-address="Sheet2.R249" table:end-x="1.425cm" table:end-y="0.429cm" draw:z-index="5" draw:style-name="gr2" draw:text-style-name="P1" svg:width="49.73cm" svg:height="63.305cm" svg:x="1.377cm" svg:y="0.413cm">
              <draw:object draw:notify-on-update-of-ranges="Sheet2.B3:Sheet2.B10 Sheet2.U3:Sheet2.U10 Sheet2.C2:Sheet2.C2 Sheet2.C3:Sheet2.C10 Sheet2.U3:Sheet2.U10 Sheet2.D2:Sheet2.D2 Sheet2.D3:Sheet2.D10 Sheet2.U3:Sheet2.U10 Sheet2.E2:Sheet2.E2 Sheet2.E3:Sheet2.E10 Sheet2.U3:Sheet2.U10 Sheet2.H2:Sheet2.H2 Sheet2.H3:Sheet2.H10 Sheet2.U3:Sheet2.U10 Sheet2.I2:Sheet2.I2 Sheet2.I3:Sheet2.I10 Sheet2.U3:Sheet2.U10 Sheet2.J2:Sheet2.J2 Sheet2.J3:Sheet2.J10 Sheet2.U3:Sheet2.U10 Sheet2.L2:Sheet2.L2 Sheet2.L3:Sheet2.L10 Sheet2.U3:Sheet2.U10 Sheet2.N2:Sheet2.N2 Sheet2.N3:Sheet2.N10 Sheet2.U3:Sheet2.U10 Sheet2.O2:Sheet2.O2 Sheet2.O3:Sheet2.O10 Sheet2.U3:Sheet2.U10 Sheet2.P2:Sheet2.P2 Sheet2.P3:Sheet2.P10 Sheet2.U3:Sheet2.U10 Sheet2.Q2:Sheet2.Q2 Sheet2.Q3:Sheet2.Q10 Sheet2.U3:Sheet2.U10 Sheet2.R2:Sheet2.R2 Sheet2.R3:Sheet2.R10 Sheet2.U3:Sheet2.U10 Sheet2.S2:Sheet2.S2 Sheet2.S3:Sheet2.S10 Sheet2.U3:Sheet2.U10 Sheet2.T2:Sheet2.T2 Sheet2.T3:Sheet2.T1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33">
          <table:table-cell table:number-columns-repeated="25"/>
        </table:table-row>
        <table:table-row table:style-name="ro1">
          <table:table-cell table:number-columns-repeated="24"/>
          <table:table-cell>
            <draw:frame table:end-cell-address="Sheet2.AH175" table:end-x="0.087cm" table:end-y="0.234cm" draw:z-index="8" draw:style-name="gr2" draw:text-style-name="P1" svg:width="19.833cm" svg:height="16.662cm" svg:x="0.578cm" svg:y="0.363cm">
              <draw:object draw:notify-on-update-of-ranges="Sheet2.S162:Sheet2.S175 Sheet2.V161:Sheet2.V161 Sheet2.V162:Sheet2.V175 Sheet2.W161:Sheet2.W161 Sheet2.W162:Sheet2.W175 Sheet2.X161:Sheet2.X161 Sheet2.X162:Sheet2.X175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20"/>
          <table:table-cell office:value-type="string">
            <text:p>Various indexes, named after the power of R^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ie higher R indexes are based more on R^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values than their trend slope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more accurate, less predictive</text:p>
          </table:table-cell>
          <table:table-cell table:number-columns-repeated="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8"/>
          <table:table-cell office:value-type="string">
            <text:p>Metric</text:p>
          </table:table-cell>
          <table:table-cell office:value-type="string">
            <text:p>R^2</text:p>
          </table:table-cell>
          <table:table-cell office:value-type="string">
            <text:p>Trend slope</text:p>
          </table:table-cell>
          <table:table-cell office:value-type="string">
            <text:p>Metric Index</text:p>
          </table:table-cell>
          <table:table-cell office:value-type="string">
            <text:p>R2' Index</text:p>
          </table:table-cell>
          <table:table-cell office:value-type="string">
            <text:p>R3' Index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Losses</text:p>
          </table:table-cell>
          <table:table-cell office:value-type="float" office:value="0.7078">
            <text:p>0.7078</text:p>
          </table:table-cell>
          <table:table-cell office:value-type="float" office:value="-1.91">
            <text:p>-1.91</text:p>
          </table:table-cell>
          <table:table-cell table:formula="of:=(ABS([.U162]))*[.T162]" office:value-type="float" office:value="1.351898">
            <text:p>1.351898</text:p>
          </table:table-cell>
          <table:table-cell table:formula="of:=(ABS([.U162]))*[.T162]*[.T162]" office:value-type="float" office:value="0.9568734044">
            <text:p>0.9568734044</text:p>
          </table:table-cell>
          <table:table-cell table:formula="of:=(ABS([.U162]))*[.T162]*[.T162]*[.T162]" office:value-type="float" office:value="0.67727499563432">
            <text:p>0.677274995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Losses</text:p>
          </table:table-cell>
          <table:table-cell office:value-type="float" office:value="0.7058">
            <text:p>0.7058</text:p>
          </table:table-cell>
          <table:table-cell office:value-type="float" office:value="-0.97">
            <text:p>-0.97</text:p>
          </table:table-cell>
          <table:table-cell table:formula="of:=(ABS([.U163]))*[.T163]" office:value-type="float" office:value="0.684626">
            <text:p>0.684626</text:p>
          </table:table-cell>
          <table:table-cell table:formula="of:=(ABS([.U163]))*[.T163]*[.T163]" office:value-type="float" office:value="0.4832090308">
            <text:p>0.4832090308</text:p>
          </table:table-cell>
          <table:table-cell table:formula="of:=(ABS([.U163]))*[.T163]*[.T163]*[.T163]" office:value-type="float" office:value="0.34104893393864">
            <text:p>0.341048933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Against</text:p>
          </table:table-cell>
          <table:table-cell office:value-type="float" office:value="0.5155">
            <text:p>0.5155</text:p>
          </table:table-cell>
          <table:table-cell office:value-type="float" office:value="-3.16">
            <text:p>-3.16</text:p>
          </table:table-cell>
          <table:table-cell table:formula="of:=(ABS([.U164]))*[.T164]" office:value-type="float" office:value="1.62898">
            <text:p>1.62898</text:p>
          </table:table-cell>
          <table:table-cell table:formula="of:=(ABS([.U164]))*[.T164]*[.T164]" office:value-type="float" office:value="0.83973919">
            <text:p>0.83973919</text:p>
          </table:table-cell>
          <table:table-cell table:formula="of:=(ABS([.U164]))*[.T164]*[.T164]*[.T164]" office:value-type="float" office:value="0.432885552445">
            <text:p>0.4328855524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WQI</text:p>
          </table:table-cell>
          <table:table-cell office:value-type="float" office:value="0.5097">
            <text:p>0.5097</text:p>
          </table:table-cell>
          <table:table-cell office:value-type="float" office:value="3.62">
            <text:p>3.62</text:p>
          </table:table-cell>
          <table:table-cell table:formula="of:=(ABS([.U165]))*[.T165]" office:value-type="float" office:value="1.845114">
            <text:p>1.845114</text:p>
          </table:table-cell>
          <table:table-cell table:formula="of:=(ABS([.U165]))*[.T165]*[.T165]" office:value-type="float" office:value="0.9404546058">
            <text:p>0.9404546058</text:p>
          </table:table-cell>
          <table:table-cell table:formula="of:=(ABS([.U165]))*[.T165]*[.T165]*[.T165]" office:value-type="float" office:value="0.47934971257626">
            <text:p>0.479349712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Points</text:p>
          </table:table-cell>
          <table:table-cell office:value-type="float" office:value="0.4681">
            <text:p>0.4681</text:p>
          </table:table-cell>
          <table:table-cell office:value-type="float" office:value="1.55">
            <text:p>1.55</text:p>
          </table:table-cell>
          <table:table-cell table:formula="of:=(ABS([.U166]))*[.T166]" office:value-type="float" office:value="0.725555">
            <text:p>0.725555</text:p>
          </table:table-cell>
          <table:table-cell table:formula="of:=(ABS([.U166]))*[.T166]*[.T166]" office:value-type="float" office:value="0.3396322955">
            <text:p>0.3396322955</text:p>
          </table:table-cell>
          <table:table-cell table:formula="of:=(ABS([.U166]))*[.T166]*[.T166]*[.T166]" office:value-type="float" office:value="0.15898187752355">
            <text:p>0.15898187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Ties</text:p>
          </table:table-cell>
          <table:table-cell office:value-type="float" office:value="0.345">
            <text:p>0.345</text:p>
          </table:table-cell>
          <table:table-cell office:value-type="float" office:value="0.78">
            <text:p>0.78</text:p>
          </table:table-cell>
          <table:table-cell table:formula="of:=(ABS([.U167]))*[.T167]" office:value-type="float" office:value="0.2691">
            <text:p>0.2691</text:p>
          </table:table-cell>
          <table:table-cell table:formula="of:=(ABS([.U167]))*[.T167]*[.T167]" office:value-type="float" office:value="0.0928395">
            <text:p>0.0928395</text:p>
          </table:table-cell>
          <table:table-cell table:formula="of:=(ABS([.U167]))*[.T167]*[.T167]*[.T167]" office:value-type="float" office:value="0.0320296275">
            <text:p>0.03202962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Ties</text:p>
          </table:table-cell>
          <table:table-cell office:value-type="float" office:value="0.345">
            <text:p>0.345</text:p>
          </table:table-cell>
          <table:table-cell office:value-type="float" office:value="0.39">
            <text:p>0.39</text:p>
          </table:table-cell>
          <table:table-cell table:formula="of:=(ABS([.U168]))*[.T168]" office:value-type="float" office:value="0.13455">
            <text:p>0.13455</text:p>
          </table:table-cell>
          <table:table-cell table:formula="of:=(ABS([.U168]))*[.T168]*[.T168]" office:value-type="float" office:value="0.04641975">
            <text:p>0.04641975</text:p>
          </table:table-cell>
          <table:table-cell table:formula="of:=(ABS([.U168]))*[.T168]*[.T168]*[.T168]" office:value-type="float" office:value="0.01601481375">
            <text:p>0.016014813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Losses</text:p>
          </table:table-cell>
          <table:table-cell office:value-type="float" office:value="0.3332">
            <text:p>0.3332</text:p>
          </table:table-cell>
          <table:table-cell office:value-type="float" office:value="-0.78">
            <text:p>-0.78</text:p>
          </table:table-cell>
          <table:table-cell table:formula="of:=(ABS([.U169]))*[.T169]" office:value-type="float" office:value="0.259896">
            <text:p>0.259896</text:p>
          </table:table-cell>
          <table:table-cell table:formula="of:=(ABS([.U169]))*[.T169]*[.T169]" office:value-type="float" office:value="0.0865973472">
            <text:p>0.0865973472</text:p>
          </table:table-cell>
          <table:table-cell table:formula="of:=(ABS([.U169]))*[.T169]*[.T169]*[.T169]" office:value-type="float" office:value="0.02885423608704">
            <text:p>0.0288542361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Goal Differential</text:p>
          </table:table-cell>
          <table:table-cell office:value-type="float" office:value="0.2479">
            <text:p>0.2479</text:p>
          </table:table-cell>
          <table:table-cell office:value-type="float" office:value="0.71">
            <text:p>0.71</text:p>
          </table:table-cell>
          <table:table-cell table:formula="of:=(ABS([.U170]))*[.T170]" office:value-type="float" office:value="0.176009">
            <text:p>0.176009</text:p>
          </table:table-cell>
          <table:table-cell table:formula="of:=(ABS([.U170]))*[.T170]*[.T170]" office:value-type="float" office:value="0.0436326311">
            <text:p>0.0436326311</text:p>
          </table:table-cell>
          <table:table-cell table:formula="of:=(ABS([.U170]))*[.T170]*[.T170]*[.T170]" office:value-type="float" office:value="0.01081652924969">
            <text:p>0.0108165292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Wins</text:p>
          </table:table-cell>
          <table:table-cell office:value-type="float" office:value="0.2298">
            <text:p>0.2298</text:p>
          </table:table-cell>
          <table:table-cell office:value-type="float" office:value="0.58">
            <text:p>0.58</text:p>
          </table:table-cell>
          <table:table-cell table:formula="of:=(ABS([.U171]))*[.T171]" office:value-type="float" office:value="0.133284">
            <text:p>0.133284</text:p>
          </table:table-cell>
          <table:table-cell table:formula="of:=(ABS([.U171]))*[.T171]*[.T171]" office:value-type="float" office:value="0.0306286632">
            <text:p>0.0306286632</text:p>
          </table:table-cell>
          <table:table-cell table:formula="of:=(ABS([.U171]))*[.T171]*[.T171]*[.T171]" office:value-type="float" office:value="0.00703846680336">
            <text:p>0.007038466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Wins</text:p>
          </table:table-cell>
          <table:table-cell office:value-type="float" office:value="0.1304">
            <text:p>0.1304</text:p>
          </table:table-cell>
          <table:table-cell office:value-type="float" office:value="-0.26">
            <text:p>-0.26</text:p>
          </table:table-cell>
          <table:table-cell table:formula="of:=(ABS([.U172]))*[.T172]" office:value-type="float" office:value="0.033904">
            <text:p>0.033904</text:p>
          </table:table-cell>
          <table:table-cell table:formula="of:=(ABS([.U172]))*[.T172]*[.T172]" office:value-type="float" office:value="0.0044210816">
            <text:p>0.0044210816</text:p>
          </table:table-cell>
          <table:table-cell table:formula="of:=(ABS([.U172]))*[.T172]*[.T172]*[.T172]" office:value-type="float" office:value="0.00057650904064">
            <text:p>0.00057650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Ties</text:p>
          </table:table-cell>
          <table:table-cell office:value-type="float" office:value="0.1136">
            <text:p>0.1136</text:p>
          </table:table-cell>
          <table:table-cell office:value-type="float" office:value="0.3098">
            <text:p>0.3098</text:p>
          </table:table-cell>
          <table:table-cell table:formula="of:=(ABS([.U173]))*[.T173]" office:value-type="float" office:value="0.03519328">
            <text:p>0.03519328</text:p>
          </table:table-cell>
          <table:table-cell table:formula="of:=(ABS([.U173]))*[.T173]*[.T173]" office:value-type="float" office:value="0.003997956608">
            <text:p>0.0039979566</text:p>
          </table:table-cell>
          <table:table-cell table:formula="of:=(ABS([.U173]))*[.T173]*[.T173]*[.T173]" office:value-type="float" office:value="0.0004541678706688">
            <text:p>0.000454167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Wins</text:p>
          </table:table-cell>
          <table:table-cell office:value-type="float" office:value="0.08477">
            <text:p>0.08477</text:p>
          </table:table-cell>
          <table:table-cell office:value-type="float" office:value="2.21">
            <text:p>2.21</text:p>
          </table:table-cell>
          <table:table-cell table:formula="of:=(ABS([.U174]))*[.T174]" office:value-type="float" office:value="0.1873417">
            <text:p>0.1873417</text:p>
          </table:table-cell>
          <table:table-cell table:formula="of:=(ABS([.U174]))*[.T174]*[.T174]" office:value-type="float" office:value="0.015880955909">
            <text:p>0.0158809559</text:p>
          </table:table-cell>
          <table:table-cell table:formula="of:=(ABS([.U174]))*[.T174]*[.T174]*[.T174]" office:value-type="float" office:value="0.00134622863240593">
            <text:p>0.001346228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For</text:p>
          </table:table-cell>
          <table:table-cell office:value-type="float" office:value="0.03527">
            <text:p>0.03527</text:p>
          </table:table-cell>
          <table:table-cell office:value-type="float" office:value="1.08">
            <text:p>1.08</text:p>
          </table:table-cell>
          <table:table-cell table:formula="of:=(ABS([.U175]))*[.T175]" office:value-type="float" office:value="0.0380916">
            <text:p>0.0380916</text:p>
          </table:table-cell>
          <table:table-cell table:formula="of:=(ABS([.U175]))*[.T175]*[.T175]" office:value-type="float" office:value="0.001343490732">
            <text:p>0.0013434907</text:p>
          </table:table-cell>
          <table:table-cell table:formula="of:=(ABS([.U175]))*[.T175]*[.T175]*[.T175]" office:value-type="float" office:value="0.00004738491811764">
            <text:p>4.738491811764E-005</text:p>
          </table:table-cell>
          <table:table-cell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D209" table:end-x="0.186cm" table:end-y="0.41cm" draw:z-index="6" draw:style-name="gr2" draw:text-style-name="P1" svg:width="28.153cm" svg:height="13.486cm" svg:x="0.194cm" svg:y="0.27cm">
              <draw:object draw:notify-on-update-of-ranges="Sheet2.S162:Sheet2.S175 Sheet2.T161:Sheet2.T161 Sheet2.T162:Sheet2.T17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1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C243" table:end-x="2.15cm" table:end-y="0.037cm" draw:z-index="7" draw:style-name="gr2" draw:text-style-name="P1" svg:width="27.715cm" svg:height="13.948cm" svg:x="0.338cm" svg:y="0.297cm">
              <draw:object draw:notify-on-update-of-ranges="Sheet2.S162:Sheet2.S175 Sheet2.U161:Sheet2.U161 Sheet2.U162:Sheet2.U175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Playoff Wins</text:p>
          </table:table-cell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4">
          <table:table-cell table:formula="of:=[.E3]+[.K3]+[.Q3]" office:value-type="float" office:value="2">
            <text:p>2</text:p>
          </table:table-cell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K3] = 1); [.H$3]; IF(([.K5] = 1); [.H$5]; &quot;-&quot;))" office:value-type="string" office:string-value="Pucked Up">
            <text:p>Pucked 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Q3] = 1); [.N$3]; IF(([.Q7] = 1); [.N$7]; &quot;-&quot;))" office:value-type="string" office:string-value="Honey Nut Chelios">
            <text:p>Honey Nut Chelios</text:p>
          </table:table-cell>
        </table:table-row>
        <table:table-row table:style-name="ro4">
          <table:table-cell table:formula="of:=[.E4]" office:value-type="float" office:value="0">
            <text:p>0</text:p>
          </table:table-cell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formula="of:=[.E5]+[.K5]"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6]" office:value-type="float" office:value="7.66666666666667">
            <text:p>7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6]" office:value-type="float" office:value="0">
            <text:p>0</text:p>
          </table:table-cell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formula="of:=[.E7]+[.K7]" office:value-type="float" office:value="1">
            <text:p>1</text:p>
          </table:table-cell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K7] = 1); [.H$7]; IF(([.K9] = 1); [.H$9]; &quot;-&quot;))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E8]" office:value-type="float" office:value="0">
            <text:p>0</text:p>
          </table:table-cell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table:formula="of:=[.E9]+[.K9]+[.Q7]" office:value-type="float" office:value="3">
            <text:p>3</text:p>
          </table:table-cell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10]" office:value-type="float" office:value="0">
            <text:p>0</text:p>
          </table:table-cell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44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3">
          <table:table-cell/>
          <table:table-cell office:value-type="string">
            <text:p>Erik Wagenaar (C)</text:p>
          </table:table-cell>
        </table:table-row>
        <table:table-row table:style-name="ro3">
          <table:table-cell/>
          <table:table-cell office:value-type="string">
            <text:p>Colin Aldis</text:p>
          </table:table-cell>
        </table:table-row>
        <table:table-row table:style-name="ro3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3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3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3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3">
          <table:table-cell/>
          <table:table-cell office:value-type="string">
            <text:p>Jean-Christophe Robertson</text:p>
          </table:table-cell>
        </table:table-row>
        <table:table-row table:style-name="ro3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3">
          <table:table-cell/>
          <table:table-cell office:value-type="string">
            <text:p>Emily Scrimes</text:p>
          </table:table-cell>
        </table:table-row>
        <table:table-row table:style-name="ro3">
          <table:table-cell/>
          <table:table-cell office:value-type="string">
            <text:p>Corbin Sweet</text:p>
          </table:table-cell>
        </table:table-row>
        <table:table-row table:style-name="ro3">
          <table:table-cell/>
          <table:table-cell office:value-type="string">
            <text:p>William Valliant</text:p>
          </table:table-cell>
        </table:table-row>
        <table:table-row table:style-name="ro3">
          <table:table-cell/>
          <table:table-cell office:value-type="string">
            <text:p>Andrew Woodall</text:p>
          </table:table-cell>
        </table:table-row>
      </table:table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  <table:database-range table:target-range-address="Sheet2.S161:Sheet2.U17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2015-04-08</text:date>, <text:time>17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4-08T17:04:24.79</dc:date>
    <meta:editing-duration>PT23H14M39S</meta:editing-duration>
    <meta:editing-cycles>457</meta:editing-cycles>
    <meta:generator>OpenOffice/4.1.1$Win32 OpenOffice.org_project/411m6$Build-9775</meta:generator>
    <dc:creator>Bruce Jenner</dc:creator>
    <meta:document-statistic meta:table-count="4" meta:cell-count="2997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559cm" svg:y="0.491cm" chart:style-name="ch2">
          <text:p>Average scores in varying game situations</text:p>
        </chart:title>
        <chart:legend chart:legend-position="end" svg:x="35.249cm" svg:y="8.093cm" style:legend-expansion="high" chart:style-name="ch3"/>
        <chart:plot-area chart:style-name="ch4" table:cell-range-address="Sheet1.B4:Sheet1.B88 Sheet1.O3:Sheet1.O88 Sheet1.R3:Sheet1.R88 Sheet1.U3:Sheet1.U88" chart:data-source-has-labels="both" svg:x="1.798cm" svg:y="2.361cm" svg:width="31.857cm" svg:height="14.111cm">
          <chartooo:coordinate-region svg:x="2.639cm" svg:y="2.563cm" svg:width="31.016cm" svg:height="7.995cm"/>
          <chart:axis chart:dimension="x" chart:name="primary-x" chart:style-name="ch5" chartooo:axis-type="auto">
            <chartooo:date-scale/>
            <chart:title svg:x="17.267cm" svg:y="16.82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764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88cm" svg:y="0.415cm" chart:style-name="ch2">
          <text:p>AWQI by Team</text:p>
        </chart:title>
        <chart:legend chart:legend-position="end" svg:x="36.823cm" svg:y="6.424cm" style:legend-expansion="high" chart:style-name="ch3"/>
        <chart:plot-area chart:style-name="ch4" table:cell-range-address="Sheet1.B4:Sheet1.B88 Sheet1.AB3:Sheet1.AB88 Sheet1.AE3:Sheet1.AE88" chart:data-source-has-labels="both" svg:x="1.863cm" svg:y="2.057cm" svg:width="33.236cm" svg:height="10.649cm">
          <chartooo:coordinate-region svg:x="2.696cm" svg:y="2.259cm" svg:width="32.403cm" svg:height="4.533cm"/>
          <chart:axis chart:dimension="x" chart:name="primary-x" chart:style-name="ch5" chartooo:axis-type="auto">
            <chartooo:date-scale/>
            <chart:title svg:x="18.022cm" svg:y="12.98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237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272cm" svg:y="0.434cm" chart:style-name="ch2">
          <text:p>AWQI by Team</text:p>
        </chart:title>
        <chart:plot-area chart:style-name="ch3" table:cell-range-address="Sheet2.B3:Sheet2.B15 Sheet2.L2:Sheet2.L15" chart:data-source-has-labels="both" svg:x="1.598cm" svg:y="2.133cm" svg:width="27.095cm" svg:height="11.506cm">
          <chartooo:coordinate-region svg:x="2.23cm" svg:y="2.335cm" svg:width="26.463cm" svg:height="5.39cm"/>
          <chart:axis chart:dimension="x" chart:name="primary-x" chart:style-name="ch4" chartooo:axis-type="auto">
            <chartooo:date-scale/>
            <chart:title svg:x="14.686cm" svg:y="13.93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56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177cm" svg:y="0.436cm" chart:style-name="ch2">
          <text:p>Average Goal Differential by Team</text:p>
        </chart:title>
        <chart:subtitle svg:x="10.375cm" svg:y="1.542cm" chart:style-name="ch3">
          <text:p>sorted by points percentage</text:p>
        </chart:subtitle>
        <chart:plot-area chart:style-name="ch4" table:cell-range-address="Sheet2.B3:Sheet2.B15 Sheet2.N3:Sheet2.N15" chart:data-source-has-labels="column" svg:x="1.512cm" svg:y="2.819cm" svg:width="23.056cm" svg:height="10.916cm">
          <chartooo:coordinate-region svg:x="2.081cm" svg:y="3.021cm" svg:width="22.487cm" svg:height="8.11cm"/>
          <chart:axis chart:dimension="x" chart:name="primary-x" chart:style-name="ch5" chartooo:axis-type="auto">
            <chartooo:date-scale/>
            <chart:title svg:x="12.581cm" svg:y="14.03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028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column-mapping="0 1" chart:style-name="ch1">
        <chart:title svg:x="9.558cm" svg:y="0.469cm" chart:style-name="ch2">
          <text:p>Average Score in Varying Game Situations</text:p>
        </chart:title>
        <chart:legend chart:legend-position="end" svg:x="26.17cm" svg:y="7.535cm" style:legend-expansion="high" chart:style-name="ch3"/>
        <chart:plot-area chart:style-name="ch4" table:cell-range-address="Sheet2.B3:Sheet2.B15 Sheet2.R1:Sheet2.T1 Sheet2.R3:Sheet2.T15" chart:data-source-has-labels="both" svg:x="1.561cm" svg:y="2.273cm" svg:width="23.489cm" svg:height="13.105cm">
          <chartooo:coordinate-region svg:x="2.41cm" svg:y="2.476cm" svg:width="22.64cm" svg:height="10.115cm"/>
          <chart:axis chart:dimension="x" chart:name="primary-x" chart:style-name="ch5" chartooo:axis-type="auto">
            <chartooo:date-scale/>
            <chart:title svg:x="12.846cm" svg:y="15.71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3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625cm" svg:y="0.316cm" chart:style-name="ch2">
          <text:p>Goals For and Against by Points</text:p>
        </chart:title>
        <chart:legend chart:legend-position="end" svg:x="11.206cm" svg:y="3.442cm" style:legend-expansion="high" chart:style-name="ch3"/>
        <chart:plot-area chart:style-name="ch4" table:cell-range-address="Sheet2.B2:Sheet2.D15 Sheet2.E3:Sheet2.E15" chart:data-source-has-labels="both" svg:x="1.321cm" svg:y="1.661cm" svg:width="9.245cm" svg:height="6.188cm">
          <chartooo:coordinate-region svg:x="1.953cm" svg:y="1.863cm" svg:width="8.421cm" svg:height="5.333cm"/>
          <chart:axis chart:dimension="x" chart:name="primary-x" chart:style-name="ch5" chartooo:axis-type="auto">
            <chart:title svg:x="5.452cm" svg:y="8.029cm" chart:style-name="ch6">
              <text:p>Points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5">
            <chart:title svg:x="0.451cm" svg:y="5.214cm" chart:style-name="ch8">
              <text:p>Goals</text:p>
            </chart:title>
            <chart:grid chart:style-name="ch7" chart:class="major"/>
          </chart:axis>
          <chart:series chart:style-name="ch9" chart:values-cell-range-address="Sheet2.C3:Sheet2.C15" chart:label-cell-address="Sheet2.C2:Sheet2.C2" chart:class="chart:scatter">
            <chart:domain table:cell-range-address="Sheet2.E3:Sheet2.E15"/>
            <chart:regression-curve chart:style-name="ch10">
              <chart:equation chart:display-r-square="true" svg:x="7.398cm" svg:y="1.546cm"/>
            </chart:regression-curve>
            <chart:data-point chart:repeated="13"/>
          </chart:series>
          <chart:series chart:style-name="ch11" chart:values-cell-range-address="Sheet2.D3:Sheet2.D15" chart:label-cell-address="Sheet2.D2:Sheet2.D2" chart:class="chart:scatter">
            <chart:regression-curve chart:style-name="ch12">
              <chart:equation chart:display-r-square="true" svg:x="8.328cm" svg:y="6.297cm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35">
                <text:p>35</text:p>
                <draw:g>
                  <svg:desc>Sheet2.C3:Sheet2.C15</svg:desc>
                </draw:g>
              </table:table-cell>
              <table:table-cell office:value-type="float" office:value="3">
                <text:p>3</text:p>
                <draw:g>
                  <svg:desc>Sheet2.D3:Sheet2.D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AWQI by Points</text:p>
        </chart:title>
        <chart:plot-area chart:style-name="ch3" table:cell-range-address="Sheet2.B3:Sheet2.B15 Sheet2.E3:Sheet2.E15 Sheet2.L2:Sheet2.L15" chart:data-source-has-labels="both" svg:x="1.321cm" svg:y="1.661cm" svg:width="14.039cm" svg:height="6.188cm">
          <chartooo:coordinate-region svg:x="1.953cm" svg:y="1.863cm" svg:width="13.215cm" svg:height="5.333cm"/>
          <chart:axis chart:dimension="x" chart:name="primary-x" chart:style-name="ch4" chartooo:axis-type="auto">
            <chart:title svg:x="7.849cm" svg:y="8.029cm" chart:style-name="ch5">
              <text:p>Points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4">
            <chart:title svg:x="0.451cm" svg:y="5.225cm" chart:style-name="ch7">
              <text:p>AWQI</text:p>
            </chart:title>
            <chart:grid chart:style-name="ch6" chart:class="major"/>
          </chart:axis>
          <chart:series chart:style-name="ch8" chart:values-cell-range-address="Sheet2.L3:Sheet2.L15" chart:label-cell-address="Sheet2.L2:Sheet2.L2" chart:class="chart:scatter">
            <chart:domain table:cell-range-address="Sheet2.E3:Sheet2.E15"/>
            <chart:regression-curve chart:style-name="ch9">
              <chart:equation chart:display-r-square="true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svg:stroke-color="#7e0021"/>
    </style:style>
    <style:style style:name="ch21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svg:stroke-color="#83caff"/>
    </style:style>
    <style:style style:name="ch23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graphic-properties svg:stroke-color="#314004"/>
    </style:style>
    <style:style style:name="ch25" style:family="chart" style:data-style-name="N0">
      <style:chart-properties chart:symbol-type="named-symbol" chart:symbol-name="hourglass" chart:symbol-width="0.25cm" chart:symbol-height="0.25cm" chart:regression-type="linear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svg:stroke-color="#aecf00"/>
    </style:style>
    <style:style style:name="ch27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8" style:family="chart">
      <style:graphic-properties svg:stroke-color="#4b1f6f"/>
    </style:style>
    <style:style style:name="ch29" style:family="chart" style:data-style-name="N0">
      <style:chart-properties chart:symbol-type="named-symbol" chart:symbol-name="star" chart:symbol-width="0.25cm" chart:symbol-height="0.25cm" chart:regression-type="linear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>
      <style:graphic-properties svg:stroke-color="#ff950e"/>
    </style:style>
    <style:style style:name="ch31" style:family="chart" style:data-style-name="N0">
      <style:chart-properties chart:symbol-type="named-symbol" chart:symbol-name="x" chart:symbol-width="0.25cm" chart:symbol-height="0.25cm" chart:regression-type="linear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2" style:family="chart">
      <style:graphic-properties svg:stroke-color="#c5000b"/>
    </style:style>
    <style:style style:name="ch33" style:family="chart" style:data-style-name="N0">
      <style:chart-properties chart:symbol-type="named-symbol" chart:symbol-name="plus" chart:symbol-width="0.25cm" chart:symbol-height="0.25cm" chart:regression-type="linear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4" style:family="chart">
      <style:graphic-properties svg:stroke-color="#0084d1"/>
    </style:style>
    <style:style style:name="ch35" style:family="chart" style:data-style-name="N0">
      <style:chart-properties chart:symbol-type="named-symbol" chart:symbol-name="asterisk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49.731cm" svg:height="63.355cm" xlink:href=".." xlink:type="simple" chart:class="chart:scatter" chart:style-name="ch1">
        <chart:title svg:x="19.935cm" svg:y="1.403cm" chart:style-name="ch2">
          <text:p>Correlation of various Datasets by Playoff Wins</text:p>
        </chart:title>
        <chart:subtitle svg:x="21.588cm" svg:y="3.476cm" chart:style-name="ch3">
          <text:p>ITS ALL ABOUT THOSE PLAYOFFS!</text:p>
        </chart:subtitle>
        <chart:legend chart:legend-position="end" svg:x="43.18cm" svg:y="24.823cm" style:legend-expansion="high" chart:style-name="ch4"/>
        <chart:plot-area chart:style-name="ch5" table:cell-range-address="Sheet2.B3:Sheet2.E10 Sheet2.T3:Sheet2.U10 Sheet2.B2:Sheet2.E2 Sheet2.H2:Sheet2.J10 Sheet2.L2:Sheet2.L10 Sheet2.N2:Sheet2.S10 Sheet2.T2:Sheet2.T2" chart:data-source-has-labels="both" svg:x="1.995cm" svg:y="6.687cm" svg:width="39.197cm" svg:height="54.43cm">
          <chartooo:coordinate-region svg:x="2.627cm" svg:y="6.889cm" svg:width="38.468cm" svg:height="53.575cm"/>
          <chart:axis chart:dimension="x" chart:name="primary-x" chart:style-name="ch6" chartooo:axis-type="auto">
            <chart:title svg:x="20.668cm" svg:y="62.384cm" chart:style-name="ch7">
              <text:p>Playoff Wins</text:p>
            </chart:title>
            <chart:categories table:cell-range-address="Sheet2.B3:Sheet2.B10"/>
            <chart:grid chart:style-name="ch8" chart:class="major"/>
          </chart:axis>
          <chart:axis chart:dimension="y" chart:name="primary-y" chart:style-name="ch9">
            <chart:title svg:x="0.451cm" svg:y="34.34cm" chart:style-name="ch10">
              <text:p>Value</text:p>
            </chart:title>
            <chart:grid chart:style-name="ch8" chart:class="major"/>
          </chart:axis>
          <chart:series chart:style-name="ch11" chart:values-cell-range-address="Sheet2.C3:Sheet2.C10" chart:label-cell-address="Sheet2.C2:Sheet2.C2" chart:class="chart:scatter">
            <chart:domain table:cell-range-address="Sheet2.U3:Sheet2.U10"/>
            <chart:regression-curve chart:style-name="ch12">
              <chart:equation chart:display-r-square="true" svg:x="2.923cm" svg:y="23.069cm"/>
            </chart:regression-curve>
            <chart:data-point chart:repeated="8"/>
          </chart:series>
          <chart:series chart:style-name="ch13" chart:values-cell-range-address="Sheet2.D3:Sheet2.D10" chart:label-cell-address="Sheet2.D2:Sheet2.D2" chart:class="chart:scatter">
            <chart:regression-curve chart:style-name="ch14">
              <chart:equation chart:display-r-square="true" svg:x="5.246cm" svg:y="38.286cm"/>
            </chart:regression-curve>
            <chart:data-point chart:repeated="8"/>
          </chart:series>
          <chart:series chart:style-name="ch15" chart:values-cell-range-address="Sheet2.E3:Sheet2.E10" chart:label-cell-address="Sheet2.E2:Sheet2.E2" chart:class="chart:scatter">
            <chart:regression-curve chart:style-name="ch16">
              <chart:equation chart:display-r-square="true" svg:x="3.359cm" svg:y="46.617cm"/>
            </chart:regression-curve>
            <chart:data-point chart:repeated="8"/>
          </chart:series>
          <chart:series chart:style-name="ch17" chart:values-cell-range-address="Sheet2.H3:Sheet2.H10" chart:label-cell-address="Sheet2.H2:Sheet2.H2" chart:class="chart:scatter">
            <chart:regression-curve chart:style-name="ch18">
              <chart:equation chart:display-r-square="true" svg:x="4.04cm" svg:y="29.652cm"/>
            </chart:regression-curve>
            <chart:data-point chart:repeated="8"/>
          </chart:series>
          <chart:series chart:style-name="ch19" chart:values-cell-range-address="Sheet2.I3:Sheet2.I10" chart:label-cell-address="Sheet2.I2:Sheet2.I2" chart:class="chart:scatter">
            <chart:regression-curve chart:style-name="ch20">
              <chart:equation chart:display-r-square="true" svg:x="31.125cm" svg:y="56.185cm"/>
            </chart:regression-curve>
            <chart:data-point chart:repeated="8"/>
          </chart:series>
          <chart:series chart:style-name="ch21" chart:values-cell-range-address="Sheet2.J3:Sheet2.J10" chart:label-cell-address="Sheet2.J2:Sheet2.J2" chart:class="chart:scatter">
            <chart:regression-curve chart:style-name="ch22">
              <chart:equation chart:display-r-square="true" svg:x="11.179cm" svg:y="54.752cm"/>
            </chart:regression-curve>
            <chart:data-point chart:repeated="8"/>
          </chart:series>
          <chart:series chart:style-name="ch23" chart:values-cell-range-address="Sheet2.L3:Sheet2.L10" chart:label-cell-address="Sheet2.L2:Sheet2.L2" chart:class="chart:scatter">
            <chart:regression-curve chart:style-name="ch24">
              <chart:equation chart:display-r-square="true" svg:x="28.626cm" svg:y="40.673cm"/>
            </chart:regression-curve>
            <chart:data-point chart:repeated="8"/>
          </chart:series>
          <chart:series chart:style-name="ch25" chart:values-cell-range-address="Sheet2.N3:Sheet2.N10" chart:label-cell-address="Sheet2.N2:Sheet2.N2" chart:class="chart:scatter">
            <chart:regression-curve chart:style-name="ch26">
              <chart:equation chart:display-r-square="true" svg:x="17.359cm" svg:y="55.273cm"/>
            </chart:regression-curve>
            <chart:data-point chart:repeated="8"/>
          </chart:series>
          <chart:series chart:style-name="ch27" chart:values-cell-range-address="Sheet2.O3:Sheet2.O10" chart:label-cell-address="Sheet2.O2:Sheet2.O2" chart:class="chart:scatter">
            <chart:regression-curve chart:style-name="ch28">
              <chart:equation chart:display-r-square="true" svg:x="9.246cm" svg:y="53.162cm"/>
            </chart:regression-curve>
            <chart:data-point chart:repeated="8"/>
          </chart:series>
          <chart:series chart:style-name="ch29" chart:values-cell-range-address="Sheet2.P3:Sheet2.P10" chart:label-cell-address="Sheet2.P2:Sheet2.P2" chart:class="chart:scatter">
            <chart:regression-curve chart:style-name="ch30">
              <chart:equation chart:display-r-square="true" svg:x="21.429cm" svg:y="59.434cm"/>
            </chart:regression-curve>
            <chart:data-point chart:repeated="8"/>
          </chart:series>
          <chart:series chart:style-name="ch31" chart:values-cell-range-address="Sheet2.Q3:Sheet2.Q10" chart:label-cell-address="Sheet2.Q2:Sheet2.Q2" chart:class="chart:scatter">
            <chart:regression-curve chart:style-name="ch32">
              <chart:equation chart:display-r-square="true" svg:x="32.795cm" svg:y="57.602cm"/>
            </chart:regression-curve>
            <chart:data-point chart:repeated="8"/>
          </chart:series>
          <chart:series chart:style-name="ch33" chart:values-cell-range-address="Sheet2.R3:Sheet2.R10" chart:label-cell-address="Sheet2.R2:Sheet2.R2" chart:class="chart:scatter">
            <chart:regression-curve chart:style-name="ch34">
              <chart:equation chart:display-r-square="true" svg:x="19.002cm" svg:y="51.843cm"/>
            </chart:regression-curve>
            <chart:data-point chart:repeated="8"/>
          </chart:series>
          <chart:series chart:style-name="ch35" chart:values-cell-range-address="Sheet2.S3:Sheet2.S10" chart:label-cell-address="Sheet2.S2:Sheet2.S2" chart:class="chart:scatter">
            <chart:regression-curve chart:style-name="ch12">
              <chart:equation chart:display-r-square="true" svg:x="2.977cm" svg:y="55.927cm"/>
            </chart:regression-curve>
            <chart:data-point chart:repeated="8"/>
          </chart:series>
          <chart:series chart:style-name="ch36" chart:values-cell-range-address="Sheet2.T3:Sheet2.T10" chart:label-cell-address="Sheet2.T2:Sheet2.T2" chart:class="chart:scatter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  <table:table-cell office:value-type="string">
                <text:p>Points</text:p>
                <draw:g>
                  <svg:desc>Sheet2.E2:Sheet2.E2</svg:desc>
                </draw:g>
              </table:table-cell>
              <table:table-cell office:value-type="string">
                <text:p>Score In Wins</text:p>
                <draw:g>
                  <svg:desc>Sheet2.H2:Sheet2.H2</svg:desc>
                </draw:g>
              </table:table-cell>
              <table:table-cell office:value-type="string">
                <text:p>Score in Ties</text:p>
                <draw:g>
                  <svg:desc>Sheet2.I2:Sheet2.I2</svg:desc>
                </draw:g>
              </table:table-cell>
              <table:table-cell office:value-type="string">
                <text:p>Score in Losses</text:p>
                <draw:g>
                  <svg:desc>Sheet2.J2:Sheet2.J2</svg:desc>
                </draw:g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  <table:table-cell office:value-type="string">
                <text:p>Average Goal Differential</text:p>
                <draw:g>
                  <svg:desc>Sheet2.N2:Sheet2.N2</svg:desc>
                </draw:g>
              </table:table-cell>
              <table:table-cell office:value-type="string">
                <text:p>Number of Wins</text:p>
                <draw:g>
                  <svg:desc>Sheet2.O2:Sheet2.O2</svg:desc>
                </draw:g>
              </table:table-cell>
              <table:table-cell office:value-type="string">
                <text:p>Number of Losses</text:p>
                <draw:g>
                  <svg:desc>Sheet2.P2:Sheet2.P2</svg:desc>
                </draw:g>
              </table:table-cell>
              <table:table-cell office:value-type="string">
                <text:p>Number of Ties</text:p>
                <draw:g>
                  <svg:desc>Sheet2.Q2:Sheet2.Q2</svg:desc>
                </draw:g>
              </table:table-cell>
              <table:table-cell office:value-type="string">
                <text:p>Average Score in Wins</text:p>
                <draw:g>
                  <svg:desc>Sheet2.R2:Sheet2.R2</svg:desc>
                </draw:g>
              </table:table-cell>
              <table:table-cell office:value-type="string">
                <text:p>Average Score in Losses</text:p>
                <draw:g>
                  <svg:desc>Sheet2.S2:Sheet2.S2</svg:desc>
                </draw:g>
              </table:table-cell>
              <table:table-cell office:value-type="string">
                <text:p>Average Score in Ties</text:p>
                <draw:g>
                  <svg:desc>Sheet2.T2:Sheet2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0</svg:desc>
                </draw:g>
              </table:table-cell>
              <table:table-cell office:value-type="float" office:value="2">
                <text:p>2</text:p>
                <draw:g>
                  <svg:desc>Sheet2.U3:Sheet2.U10</svg:desc>
                </draw:g>
              </table:table-cell>
              <table:table-cell office:value-type="float" office:value="35">
                <text:p>35</text:p>
                <draw:g>
                  <svg:desc>Sheet2.C3:Sheet2.C10</svg:desc>
                </draw:g>
              </table:table-cell>
              <table:table-cell office:value-type="float" office:value="3">
                <text:p>3</text:p>
                <draw:g>
                  <svg:desc>Sheet2.D3:Sheet2.D10</svg:desc>
                </draw:g>
              </table:table-cell>
              <table:table-cell office:value-type="float" office:value="12">
                <text:p>12</text:p>
                <draw:g>
                  <svg:desc>Sheet2.E3:Sheet2.E10</svg:desc>
                </draw:g>
              </table:table-cell>
              <table:table-cell office:value-type="float" office:value="35">
                <text:p>35</text:p>
                <draw:g>
                  <svg:desc>Sheet2.H3:Sheet2.H10</svg:desc>
                </draw:g>
              </table:table-cell>
              <table:table-cell office:value-type="float" office:value="0">
                <text:p>0</text:p>
                <draw:g>
                  <svg:desc>Sheet2.I3:Sheet2.I10</svg:desc>
                </draw:g>
              </table:table-cell>
              <table:table-cell office:value-type="float" office:value="0">
                <text:p>0</text:p>
                <draw:g>
                  <svg:desc>Sheet2.J3:Sheet2.J10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0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0</svg:desc>
                </draw:g>
              </table:table-cell>
              <table:table-cell office:value-type="float" office:value="6">
                <text:p>6</text:p>
                <draw:g>
                  <svg:desc>Sheet2.O3:Sheet2.O10</svg:desc>
                </draw:g>
              </table:table-cell>
              <table:table-cell office:value-type="float" office:value="0">
                <text:p>0</text:p>
                <draw:g>
                  <svg:desc>Sheet2.P3:Sheet2.P10</svg:desc>
                </draw:g>
              </table:table-cell>
              <table:table-cell office:value-type="float" office:value="0">
                <text:p>0</text:p>
                <draw:g>
                  <svg:desc>Sheet2.Q3:Sheet2.Q10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0</svg:desc>
                </draw:g>
              </table:table-cell>
              <table:table-cell office:value-type="float" office:value="0">
                <text:p>0</text:p>
                <draw:g>
                  <svg:desc>Sheet2.S3:Sheet2.S10</svg:desc>
                </draw:g>
              </table:table-cell>
              <table:table-cell office:value-type="float" office:value="0">
                <text:p>0</text:p>
                <draw:g>
                  <svg:desc>Sheet2.T3:Sheet2.T10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54cm" svg:height="13.488cm" xlink:href=".." xlink:type="simple" chart:class="chart:bar" chart:style-name="ch1">
        <chart:title svg:x="10.893cm" svg:y="0.405cm" chart:style-name="ch2">
          <text:p>R^2 Values of Various Metrics</text:p>
        </chart:title>
        <chart:plot-area chart:style-name="ch3" table:cell-range-address="Sheet2.S161:Sheet2.T175" chart:data-source-has-labels="both" svg:x="1.564cm" svg:y="2.017cm" svg:width="25.464cm" svg:height="10.231cm">
          <chartooo:coordinate-region svg:x="2.302cm" svg:y="2.219cm" svg:width="24.726cm" svg:height="6.223cm"/>
          <chart:axis chart:dimension="x" chart:name="primary-x" chart:style-name="ch4" chartooo:axis-type="auto">
            <chartooo:date-scale/>
            <chart:title svg:x="13.826cm" svg:y="12.517cm" chart:style-name="ch5">
              <text:p>Metric</text:p>
            </chart:title>
            <chart:categories table:cell-range-address="Sheet2.S162:Sheet2.S175"/>
            <chart:grid chart:style-name="ch6" chart:class="major"/>
          </chart:axis>
          <chart:axis chart:dimension="y" chart:name="primary-y" chart:style-name="ch7">
            <chart:title svg:x="0.451cm" svg:y="7.867cm" chart:style-name="ch8">
              <text:p>R^2 Value</text:p>
            </chart:title>
            <chart:grid chart:style-name="ch6" chart:class="major"/>
          </chart:axis>
          <chart:series chart:style-name="ch9" chart:values-cell-range-address="Sheet2.T162:Sheet2.T175" chart:label-cell-address="Sheet2.T161:Sheet2.T16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^2</text:p>
                <draw:g>
                  <svg:desc>Sheet2.T161:Sheet2.T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0.7078">
                <text:p>0.7078</text:p>
                <draw:g>
                  <svg:desc>Sheet2.T162:Sheet2.T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7058">
                <text:p>0.7058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0.5097">
                <text:p>0.5097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3332">
                <text:p>0.3332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2479">
                <text:p>0.247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2298">
                <text:p>0.229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1304">
                <text:p>0.130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08477">
                <text:p>0.08477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527">
                <text:p>0.035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16cm" svg:height="13.949cm" xlink:href=".." xlink:type="simple" chart:class="chart:bar" chart:style-name="ch1">
        <chart:title svg:x="10.473cm" svg:y="0.414cm" chart:style-name="ch2">
          <text:p>Trend Slopes of Various Metrics</text:p>
        </chart:title>
        <chart:subtitle svg:x="11.978cm" svg:y="1.498cm" chart:style-name="ch3">
          <text:p>Sorted by R^2 Values</text:p>
        </chart:subtitle>
        <chart:plot-area chart:style-name="ch4" table:cell-range-address="Sheet2.S162:Sheet2.S175 Sheet2.U161:Sheet2.U175" chart:data-source-has-labels="both" svg:x="1.555cm" svg:y="2.731cm" svg:width="25.053cm" svg:height="9.969cm">
          <chartooo:coordinate-region svg:x="2.125cm" svg:y="2.933cm" svg:width="24.483cm" svg:height="9.276cm"/>
          <chart:axis chart:dimension="x" chart:name="primary-x" chart:style-name="ch5" chartooo:axis-type="auto">
            <chartooo:date-scale/>
            <chart:title svg:x="13.611cm" svg:y="12.978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8.608cm" chart:style-name="ch9">
              <text:p>Trend Slope</text:p>
            </chart:title>
            <chart:grid chart:style-name="ch7" chart:class="major"/>
          </chart:axis>
          <chart:series chart:style-name="ch10" chart:values-cell-range-address="Sheet2.U162:Sheet2.U175" chart:label-cell-address="Sheet2.U161:Sheet2.U16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nd slope</text:p>
                <draw:g>
                  <svg:desc>Sheet2.U161:Sheet2.U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-1.91">
                <text:p>-1.91</text:p>
                <draw:g>
                  <svg:desc>Sheet2.U162:Sheet2.U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3098">
                <text:p>0.309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614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8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34cm" svg:height="16.712cm" xlink:href=".." xlink:type="simple" chart:class="chart:bar" chart:column-mapping="0 1" chart:style-name="ch1">
        <chart:title svg:x="7.844cm" svg:y="0.47cm" chart:style-name="ch2">
          <text:p>Metric Index Values</text:p>
        </chart:title>
        <chart:legend chart:legend-position="end" svg:x="17.195cm" svg:y="7.55cm" style:legend-expansion="high" chart:style-name="ch3"/>
        <chart:plot-area chart:style-name="ch4" table:cell-range-address="Sheet2.S162:Sheet2.S175 Sheet2.V161:Sheet2.X175" chart:data-source-has-labels="both" svg:x="1.397cm" svg:y="2.277cm" svg:width="15.006cm" svg:height="13.13cm">
          <chartooo:coordinate-region svg:x="2.33cm" svg:y="2.479cm" svg:width="14.073cm" svg:height="9.122cm"/>
          <chart:axis chart:dimension="x" chart:name="primary-x" chart:style-name="ch5" chartooo:axis-type="auto">
            <chartooo:date-scale/>
            <chart:title svg:x="8.43cm" svg:y="15.741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9.714cm" chart:style-name="ch9">
              <text:p>Metric Index</text:p>
            </chart:title>
            <chart:grid chart:style-name="ch7" chart:class="major"/>
          </chart:axis>
          <chart:series chart:style-name="ch10" chart:values-cell-range-address="Sheet2.V162:Sheet2.V175" chart:label-cell-address="Sheet2.V161:Sheet2.V161" chart:class="chart:bar">
            <chart:data-point chart:repeated="14"/>
          </chart:series>
          <chart:series chart:style-name="ch11" chart:values-cell-range-address="Sheet2.W162:Sheet2.W175" chart:label-cell-address="Sheet2.W161:Sheet2.W161" chart:class="chart:bar">
            <chart:data-point chart:repeated="14"/>
          </chart:series>
          <chart:series chart:style-name="ch12" chart:values-cell-range-address="Sheet2.X162:Sheet2.X175" chart:label-cell-address="Sheet2.X161:Sheet2.X16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ric Index</text:p>
                <draw:g>
                  <svg:desc>Sheet2.V161:Sheet2.V161</svg:desc>
                </draw:g>
              </table:table-cell>
              <table:table-cell office:value-type="string">
                <text:p>R2' Index</text:p>
                <draw:g>
                  <svg:desc>Sheet2.W161:Sheet2.W161</svg:desc>
                </draw:g>
              </table:table-cell>
              <table:table-cell office:value-type="string">
                <text:p>R3' Index</text:p>
                <draw:g>
                  <svg:desc>Sheet2.X161:Sheet2.X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1.351898">
                <text:p>1.351898</text:p>
                <draw:g>
                  <svg:desc>Sheet2.V162:Sheet2.V175</svg:desc>
                </draw:g>
              </table:table-cell>
              <table:table-cell office:value-type="float" office:value="0.9568734044">
                <text:p>0.9568734044</text:p>
                <draw:g>
                  <svg:desc>Sheet2.W162:Sheet2.W175</svg:desc>
                </draw:g>
              </table:table-cell>
              <table:table-cell office:value-type="float" office:value="0.67727499563432">
                <text:p>0.67727499563432</text:p>
                <draw:g>
                  <svg:desc>Sheet2.X162:Sheet2.X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684626">
                <text:p>0.684626</text:p>
              </table:table-cell>
              <table:table-cell office:value-type="float" office:value="0.4832090308">
                <text:p>0.4832090308</text:p>
              </table:table-cell>
              <table:table-cell office:value-type="float" office:value="0.34104893393864">
                <text:p>0.34104893393864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1.62898">
                <text:p>1.62898</text:p>
              </table:table-cell>
              <table:table-cell office:value-type="float" office:value="0.83973919">
                <text:p>0.83973919</text:p>
              </table:table-cell>
              <table:table-cell office:value-type="float" office:value="0.432885552445">
                <text:p>0.43288555244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1.845114">
                <text:p>1.845114</text:p>
              </table:table-cell>
              <table:table-cell office:value-type="float" office:value="0.9404546058">
                <text:p>0.9404546058</text:p>
              </table:table-cell>
              <table:table-cell office:value-type="float" office:value="0.47934971257626">
                <text:p>0.47934971257626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725555">
                <text:p>0.725555</text:p>
              </table:table-cell>
              <table:table-cell office:value-type="float" office:value="0.3396322955">
                <text:p>0.3396322955</text:p>
              </table:table-cell>
              <table:table-cell office:value-type="float" office:value="0.15898187752355">
                <text:p>0.158981877523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2691">
                <text:p>0.2691</text:p>
              </table:table-cell>
              <table:table-cell office:value-type="float" office:value="0.0928395">
                <text:p>0.0928395</text:p>
              </table:table-cell>
              <table:table-cell office:value-type="float" office:value="0.0320296275">
                <text:p>0.032029627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13455">
                <text:p>0.13455</text:p>
              </table:table-cell>
              <table:table-cell office:value-type="float" office:value="0.04641975">
                <text:p>0.04641975</text:p>
              </table:table-cell>
              <table:table-cell office:value-type="float" office:value="0.01601481375">
                <text:p>0.0160148137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259896">
                <text:p>0.259896</text:p>
              </table:table-cell>
              <table:table-cell office:value-type="float" office:value="0.0865973472">
                <text:p>0.0865973472</text:p>
              </table:table-cell>
              <table:table-cell office:value-type="float" office:value="0.02885423608704">
                <text:p>0.02885423608704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176009">
                <text:p>0.176009</text:p>
              </table:table-cell>
              <table:table-cell office:value-type="float" office:value="0.0436326311">
                <text:p>0.0436326311</text:p>
              </table:table-cell>
              <table:table-cell office:value-type="float" office:value="0.01081652924969">
                <text:p>0.0108165292496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133284">
                <text:p>0.133284</text:p>
              </table:table-cell>
              <table:table-cell office:value-type="float" office:value="0.0306286632">
                <text:p>0.0306286632</text:p>
              </table:table-cell>
              <table:table-cell office:value-type="float" office:value="0.00703846680336">
                <text:p>0.00703846680336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033904">
                <text:p>0.033904</text:p>
              </table:table-cell>
              <table:table-cell office:value-type="float" office:value="0.0044210816">
                <text:p>0.0044210816</text:p>
              </table:table-cell>
              <table:table-cell office:value-type="float" office:value="0.00057650904064">
                <text:p>0.0005765090406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03519328">
                <text:p>0.03519328</text:p>
              </table:table-cell>
              <table:table-cell office:value-type="float" office:value="0.003997956608">
                <text:p>0.003997956608</text:p>
              </table:table-cell>
              <table:table-cell office:value-type="float" office:value="0.0004541678706688">
                <text:p>0.000454167870668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1873417">
                <text:p>0.1873417</text:p>
              </table:table-cell>
              <table:table-cell office:value-type="float" office:value="0.015880955909">
                <text:p>0.015880955909</text:p>
              </table:table-cell>
              <table:table-cell office:value-type="float" office:value="0.00134622863240593">
                <text:p>0.00134622863240593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80916">
                <text:p>0.0380916</text:p>
              </table:table-cell>
              <table:table-cell office:value-type="float" office:value="0.001343490732">
                <text:p>0.001343490732</text:p>
              </table:table-cell>
              <table:table-cell office:value-type="float" office:value="0.00004738491811764">
                <text:p>0.0000473849181176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646cm" svg:y="0.403cm" chart:style-name="ch2">
          <text:p>Average SOC</text:p>
        </chart:title>
        <chart:plot-area chart:style-name="ch3" table:cell-range-address="Sheet1.B4:Sheet1.B88 Sheet1.K4:Sheet1.K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74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03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07cm" svg:y="2.009cm" svg:width="18.097cm" svg:height="10.117cm">
          <chartooo:coordinate-region svg:x="2.883cm" svg:y="2.212cm" svg:width="16.614cm" svg:height="8.845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14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9cm" svg:y="0.316cm" chart:style-name="ch2">
          <text:p>Mighty Dads Scoring</text:p>
        </chart:title>
        <chart:legend chart:legend-position="end" svg:x="13.128cm" svg:y="3.946cm" style:legend-expansion="high" chart:style-name="ch3"/>
        <chart:plot-area chart:style-name="ch4" table:cell-range-address="Sheet1.A39:Sheet1.A44 Sheet1.C2:Sheet1.D2 Sheet1.C39:Sheet1.D44" chart:data-source-has-labels="row" svg:x="1.321cm" svg:y="1.661cm" svg:width="11.167cm" svg:height="6.188cm">
          <chartooo:coordinate-region svg:x="1.763cm" svg:y="1.864cm" svg:width="10.629cm" svg:height="5.332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9cm" svg:y="0.316cm" chart:style-name="ch2">
          <text:p>Mighty Dads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39:Sheet1.D44" chart:data-source-has-labels="row" svg:x="1.321cm" svg:y="1.661cm" svg:width="10.578cm" svg:height="6.188cm">
          <chartooo:coordinate-region svg:x="1.763cm" svg:y="1.864cm" svg:width="10.039cm" svg:height="5.332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Pucked Up Scoring</text:p>
        </chart:title>
        <chart:legend chart:legend-position="end" svg:x="13.128cm" svg:y="3.946cm" style:legend-expansion="high" chart:style-name="ch3"/>
        <chart:plot-area chart:style-name="ch4" table:cell-range-address="Sheet1.A4:Sheet1.A9 Sheet1.C2:Sheet1.D2 Sheet1.C4:Sheet1.D9" chart:data-source-has-labels="row" svg:x="1.321cm" svg:y="1.661cm" svg:width="11.167cm" svg:height="6.188cm">
          <chartooo:coordinate-region svg:x="1.763cm" svg:y="1.863cm" svg:width="10.629cm" svg:height="5.333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ucked Up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4:Sheet1.D9" chart:data-source-has-labels="row" svg:x="1.321cm" svg:y="1.661cm" svg:width="10.578cm" svg:height="6.188cm">
          <chartooo:coordinate-region svg:x="1.763cm" svg:y="1.863cm" svg:width="10.039cm" svg:height="5.333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